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uisse" svg:font-family="Suisse, Apercu, apple-system, BlinkMacSystemFont, 'Segoe UI', Roboto, Ubuntu, Cantarell, 'Fira Sans', 'Droid Sans', 'Helvetica Neue', sans-serif"/>
  </office:font-face-decls>
  <office:automatic-styles>
    <style:style style:name="P1" style:family="paragraph" style:parent-style-name="Heading_20_3">
      <style:text-properties fo:font-variant="normal" fo:text-transform="none" style:font-name="Apercu"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3"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247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8"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9"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style>
    <style:style style:name="P10" style:family="paragraph" style:parent-style-name="Text_20_body" style:list-style-name="L1">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1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12" style:family="paragraph" style:parent-style-name="Text_20_body" style:list-style-name="L2">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13" style:family="paragraph" style:parent-style-name="Text_20_body" style:list-style-name="L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10162f" loext:opacity="100%" style:font-name="Apercu" fo:font-size="14pt" fo:letter-spacing="normal" fo:font-style="normal" fo:font-weight="normal"/>
    </style:style>
    <style:style style:name="P14" style:family="paragraph" style:parent-style-name="Heading_20_3">
      <style:paragraph-properties fo:margin-left="0cm" fo:margin-right="0cm" fo:margin-top="0cm" fo:margin-bottom="0cm" style:contextual-spacing="false" fo:line-height="130%" fo:text-align="start" style:justify-single-word="false" fo:orphans="2" fo:widows="2" fo:text-indent="0cm" style:auto-text-indent="false"/>
      <style:text-properties fo:font-variant="normal" fo:text-transform="none" style:font-name="Apercu" fo:letter-spacing="normal" fo:font-style="normal" fo:font-weight="normal"/>
    </style:style>
    <style:style style:name="P15" style:family="paragraph" style:parent-style-name="Text_20_body" style:list-style-name="L4">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16" style:family="paragraph" style:parent-style-name="Heading_20_3">
      <style:paragraph-properties fo:margin-left="0cm" fo:margin-right="0cm" fo:margin-top="0cm" fo:margin-bottom="0cm" style:contextual-spacing="false" fo:line-height="130%" fo:text-indent="0cm" style:auto-text-indent="false"/>
      <style:text-properties fo:font-weight="bold"/>
    </style:style>
    <style:style style:name="P17" style:family="paragraph" style:parent-style-name="Text_20_body">
      <style:paragraph-properties fo:margin-left="0cm" fo:margin-right="0cm" fo:margin-top="0cm" fo:margin-bottom="0cm" style:contextual-spacing="false" fo:line-height="160%" fo:text-indent="0cm" style:auto-text-indent="false"/>
    </style:style>
    <style:style style:name="P18" style:family="paragraph" style:parent-style-name="Text_20_body">
      <style:paragraph-properties fo:margin-left="0cm" fo:margin-right="0cm" fo:margin-top="0cm" fo:margin-bottom="0.247cm" style:contextual-spacing="false" fo:line-height="160%" fo:text-indent="0cm" style:auto-text-indent="false"/>
    </style:style>
    <style:style style:name="P19" style:family="paragraph" style:parent-style-name="Text_20_body">
      <style:paragraph-properties fo:margin-left="0cm" fo:margin-right="0cm" fo:margin-top="0cm" fo:margin-bottom="0cm" style:contextual-spacing="false" fo:text-indent="0cm" style:auto-text-indent="false"/>
    </style:style>
    <style:style style:name="P20" style:family="paragraph" style:parent-style-name="Preformatted_20_Text">
      <style:paragraph-properties fo:margin-left="0cm" fo:margin-right="0cm" fo:margin-top="0cm" fo:margin-bottom="0cm" style:contextual-spacing="false" fo:text-align="start" style:justify-single-word="false" fo:text-indent="0cm" style:auto-text-indent="false"/>
    </style:style>
    <style:style style:name="P21" style:family="paragraph" style:parent-style-name="Heading_20_1">
      <style:paragraph-properties fo:margin-left="0cm" fo:margin-right="0cm" fo:margin-top="0cm" fo:margin-bottom="0cm" style:contextual-spacing="false" fo:line-height="120%" fo:orphans="53" fo:text-indent="0cm" style:auto-text-indent="false"/>
      <style:text-properties fo:font-weight="bold"/>
    </style:style>
    <style:style style:name="P22" style:family="paragraph" style:parent-style-name="Text_20_body">
      <style:paragraph-properties fo:margin-left="0cm" fo:margin-right="0cm" fo:margin-top="0cm" fo:margin-bottom="0cm" style:contextual-spacing="false" fo:line-height="130%" fo:orphans="32" fo:text-indent="0cm" style:auto-text-indent="false"/>
      <style:text-properties fo:font-weight="bold"/>
    </style:style>
    <style:style style:name="P23" style:family="paragraph" style:parent-style-name="Heading_20_2">
      <style:paragraph-properties fo:margin-left="0cm" fo:margin-right="0cm" fo:margin-top="0cm" fo:margin-bottom="0.247cm" style:contextual-spacing="false" fo:line-height="120%" fo:orphans="40" fo:text-indent="0cm" style:auto-text-indent="false"/>
      <style:text-properties fo:color="#000000" loext:opacity="100%" fo:font-weight="bold"/>
    </style:style>
    <style:style style:name="P24" style:family="paragraph" style:parent-style-name="Text_20_body">
      <style:paragraph-properties fo:margin-left="0cm" fo:margin-right="0cm" fo:margin-top="0cm" fo:margin-bottom="0cm" style:contextual-spacing="false" fo:line-height="170%" fo:orphans="40" fo:text-indent="0cm" style:auto-text-indent="false"/>
    </style:style>
    <style:style style:name="P25" style:family="paragraph" style:parent-style-name="Heading_20_2">
      <style:paragraph-properties fo:margin-left="0cm" fo:margin-right="0cm" fo:line-height="120%" fo:orphans="40" fo:text-indent="0cm" style:auto-text-indent="false"/>
      <style:text-properties fo:color="#000000" loext:opacity="100%" fo:font-weight="bold"/>
    </style:style>
    <style:style style:name="P26" style:family="paragraph" style:parent-style-name="Preformatted_20_Text">
      <style:paragraph-properties fo:margin-left="0cm" fo:margin-right="0cm" fo:margin-top="0cm" fo:margin-bottom="0cm" style:contextual-spacing="false" fo:text-align="start" style:justify-single-word="false" fo:orphans="40" fo:text-indent="0cm" style:auto-text-indent="false"/>
    </style:style>
    <style:style style:name="P27" style:family="paragraph" style:parent-style-name="Text_20_body">
      <style:paragraph-properties fo:margin-left="0cm" fo:margin-right="0cm" fo:margin-top="0cm" fo:margin-bottom="0.247cm" style:contextual-spacing="false" fo:line-height="170%" fo:orphans="40" fo:text-indent="0cm" style:auto-text-indent="false"/>
      <style:text-properties fo:color="#000000" loext:opacity="100%"/>
    </style:style>
    <style:style style:name="P28" style:family="paragraph" style:parent-style-name="Text_20_body">
      <style:paragraph-properties fo:margin-left="0cm" fo:margin-right="0cm" fo:margin-top="0cm" fo:margin-bottom="0.247cm" style:contextual-spacing="false" fo:line-height="170%" fo:orphans="40" fo:text-indent="0cm" style:auto-text-indent="false"/>
      <style:text-properties fo:color="#ffffff" loext:opacity="100%"/>
    </style:style>
    <style:style style:name="P29" style:family="paragraph" style:parent-style-name="Text_20_body" style:list-style-name="L5">
      <style:paragraph-properties fo:margin-left="0cm" fo:margin-right="0cm" fo:margin-top="0cm" fo:margin-bottom="0cm" style:contextual-spacing="false" fo:line-height="170%" fo:orphans="40" fo:text-indent="0cm" style:auto-text-indent="false" fo:padding="0cm" fo:border="none"/>
    </style:style>
    <style:style style:name="P30" style:family="paragraph" style:parent-style-name="Text_20_body" style:list-style-name="L5">
      <style:paragraph-properties fo:margin-left="0cm" fo:margin-right="0cm" fo:margin-top="0cm" fo:margin-bottom="0cm" style:contextual-spacing="false" fo:line-height="170%" fo:orphans="40" fo:text-indent="0cm" style:auto-text-indent="false" fo:padding="0cm" fo:border="none"/>
      <style:text-properties fo:color="#000000" loext:opacity="100%"/>
    </style:style>
    <style:style style:name="P31" style:family="paragraph" style:parent-style-name="Text_20_body">
      <style:paragraph-properties fo:margin-left="0cm" fo:margin-right="0cm" fo:margin-top="0cm" fo:margin-bottom="0.247cm" style:contextual-spacing="false" fo:line-height="170%" fo:orphans="40" fo:text-indent="0cm" style:auto-text-indent="false"/>
    </style:style>
    <style:style style:name="P32" style:family="paragraph" style:parent-style-name="Text_20_body">
      <style:paragraph-properties fo:margin-left="0cm" fo:margin-right="0cm" fo:margin-top="0cm" fo:margin-bottom="0cm" style:contextual-spacing="false" fo:line-height="170%" fo:orphans="40" fo:text-indent="0cm" style:auto-text-indent="false"/>
      <style:text-properties officeooo:paragraph-rsid="001d8870"/>
    </style:style>
    <style:style style:name="P33" style:family="paragraph" style:parent-style-name="Text_20_body">
      <style:paragraph-properties fo:margin-left="0cm" fo:margin-right="0cm" fo:line-height="150%" fo:orphans="23" fo:text-indent="0cm" style:auto-text-indent="false"/>
      <style:text-properties fo:color="#ffffff" loext:opacity="100%" style:font-name="Suisse" loext:padding-left="0cm" loext:padding-right="0.049cm" loext:padding-top="0.049cm" loext:padding-bottom="0.049cm" loext:border-left="none" loext:border-right="0.74pt solid #000000" loext:border-top="0.74pt solid #000000" loext:border-bottom="0.74pt solid #000000"/>
    </style:style>
    <style:style style:name="P34" style:family="paragraph" style:parent-style-name="Text_20_body">
      <style:paragraph-properties fo:margin-left="0cm" fo:margin-right="0cm" fo:margin-top="0cm" fo:margin-bottom="0.247cm" style:contextual-spacing="false" fo:line-height="160%" fo:orphans="40" fo:text-indent="0cm" style:auto-text-indent="false"/>
      <style:text-properties fo:color="#ffffff" loext:opacity="100%" loext:padding-left="0cm" loext:padding-right="0.049cm" loext:padding-top="0.049cm" loext:padding-bottom="0.049cm" loext:border-left="none" loext:border-right="0.74pt solid #000000" loext:border-top="0.74pt solid #000000" loext:border-bottom="0.74pt solid #000000"/>
    </style:style>
    <style:style style:name="P35" style:family="paragraph" style:parent-style-name="Heading_20_2">
      <style:paragraph-properties fo:margin-left="0cm" fo:margin-right="0cm" fo:line-height="120%" fo:orphans="40" fo:text-indent="0cm" style:auto-text-indent="false"/>
      <style:text-properties fo:font-weight="bold"/>
    </style:style>
    <style:style style:name="P36" style:family="paragraph" style:parent-style-name="Text_20_body">
      <style:paragraph-properties fo:margin-left="0cm" fo:margin-right="0cm" fo:margin-top="0cm" fo:margin-bottom="0cm" style:contextual-spacing="false" fo:line-height="160%" fo:orphans="40" fo:text-indent="0cm" style:auto-text-indent="false"/>
    </style:style>
    <style:style style:name="P37" style:family="paragraph" style:parent-style-name="Heading_20_2">
      <style:paragraph-properties fo:margin-left="0cm" fo:margin-right="0cm" fo:line-height="120%" fo:orphans="40" fo:text-indent="0cm" style:auto-text-indent="false"/>
      <style:text-properties fo:color="#ffffff" loext:opacity="100%"/>
    </style:style>
    <style:style style:name="P38" style:family="paragraph" style:parent-style-name="Heading_20_3">
      <style:paragraph-properties fo:margin-left="0cm" fo:margin-right="0cm" fo:line-height="130%" fo:orphans="40" fo:text-indent="0cm" style:auto-text-indent="false"/>
      <style:text-properties fo:font-weight="bold"/>
    </style:style>
    <style:style style:name="P39" style:family="paragraph" style:parent-style-name="Text_20_body" style:list-style-name="L6">
      <style:paragraph-properties fo:margin-left="0cm" fo:margin-right="0cm" fo:margin-top="0cm" fo:margin-bottom="0cm" style:contextual-spacing="false" fo:line-height="160%" fo:orphans="40" fo:text-indent="0cm" style:auto-text-indent="false" fo:padding="0cm" fo:border="none"/>
    </style:style>
    <style:style style:name="P40" style:family="paragraph" style:parent-style-name="Heading_20_2">
      <style:paragraph-properties fo:margin-left="0cm" fo:margin-right="0cm" fo:line-height="120%" fo:orphans="40" fo:text-indent="0cm" style:auto-text-indent="false"/>
      <style:text-properties fo:color="#ffffff" loext:opacity="100%" fo:font-weight="bold"/>
    </style:style>
    <style:style style:name="P41" style:family="paragraph" style:parent-style-name="Text_20_body" style:list-style-name="L7">
      <style:paragraph-properties fo:margin-left="0cm" fo:margin-right="0cm" fo:margin-top="0cm" fo:margin-bottom="0cm" style:contextual-spacing="false" fo:line-height="170%" fo:orphans="40" fo:text-indent="0cm" style:auto-text-indent="false" fo:padding="0cm" fo:border="none"/>
    </style:style>
    <style:style style:name="T1" style:family="text">
      <style:text-properties fo:font-variant="normal" fo:text-transform="none" fo:color="#10162f" loext:opacity="100%" style:font-name="Apercu" fo:font-size="14pt" fo:letter-spacing="normal" fo:font-style="normal" fo:font-weight="normal"/>
    </style:style>
    <style:style style:name="T2" style:family="text">
      <style:text-properties fo:font-variant="normal" fo:text-transform="none" fo:color="#10162f"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3" style:family="text">
      <style:text-properties fo:font-variant="normal" fo:text-transform="none" fo:color="#10162f" loext:opacity="100%" fo:font-family="Monaco, Menlo, 'Ubuntu Mono', 'Droid Sans Mono', Consolas, monospace"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4" style:family="text">
      <style:text-properties fo:font-variant="normal" fo:text-transform="none" fo:color="#10162f" loext:opacity="100%" fo:font-family="Monaco, Menlo, 'Ubuntu Mono', 'Droid Sans Mono', Consolas, monospace" fo:font-size="14pt" fo:letter-spacing="normal" fo:font-style="normal" fo:font-weight="normal" loext:padding="0cm" loext:border="none"/>
    </style:style>
    <style:style style:name="T5" style:family="text">
      <style:text-properties fo:font-variant="normal" fo:text-transform="none" fo:color="#b3ccff" loext:opacity="100%" fo:font-family="Monaco, Menlo, 'Ubuntu Mono', 'Droid Sans Mono', Consolas, monospace" fo:font-size="14pt" fo:letter-spacing="normal" fo:font-style="normal" fo:font-weight="normal" fo:background-color="#211e2f" loext:char-shading-value="0"/>
    </style:style>
    <style:style style:name="T6" style:family="text">
      <style:text-properties fo:font-variant="normal" fo:text-transform="none" fo:color="#ffffff" loext:opacity="100%" fo:font-family="Monaco, Menlo, 'Ubuntu Mono', 'Droid Sans Mono', Consolas, monospace" fo:font-size="14pt" fo:letter-spacing="normal" fo:font-style="normal" fo:font-weight="normal" fo:background-color="#211e2f" loext:char-shading-value="0"/>
    </style:style>
    <style:style style:name="T7" style:family="text">
      <style:text-properties fo:font-variant="normal" fo:text-transform="none" fo:color="#ff8973" loext:opacity="100%" fo:font-family="Monaco, Menlo, 'Ubuntu Mono', 'Droid Sans Mono', Consolas, monospace" fo:font-size="14pt" fo:letter-spacing="normal" fo:font-style="normal" fo:font-weight="normal" fo:background-color="#211e2f" loext:char-shading-value="0"/>
    </style:style>
    <style:style style:name="T8" style:family="text">
      <style:text-properties fo:font-variant="normal" fo:text-transform="none" fo:color="#ffffff" loext:opacity="100%" fo:letter-spacing="normal" fo:background-color="#211e2f" loext:char-shading-value="0"/>
    </style:style>
    <style:style style:name="T9" style:family="text">
      <style:text-properties fo:font-variant="normal" fo:text-transform="none" fo:color="#83fff5" loext:opacity="100%" fo:font-family="Monaco, Menlo, 'Ubuntu Mono', 'Droid Sans Mono', Consolas, monospace" fo:font-size="14pt" fo:letter-spacing="normal" fo:font-style="normal" fo:font-weight="normal" fo:background-color="#211e2f" loext:char-shading-value="0"/>
    </style:style>
    <style:style style:name="T10" style:family="text">
      <style:text-properties fo:font-variant="normal" fo:text-transform="none" fo:color="#ffe083" loext:opacity="100%" fo:font-family="Monaco, Menlo, 'Ubuntu Mono', 'Droid Sans Mono', Consolas, monospace" fo:font-size="14pt" fo:letter-spacing="normal" fo:font-style="normal" fo:font-weight="normal" fo:background-color="#211e2f" loext:char-shading-value="0"/>
    </style:style>
    <style:style style:name="T11" style:family="text">
      <style:text-properties fo:font-variant="normal" fo:text-transform="none" fo:color="#10162f" loext:opacity="100%" style:font-name="Apercu" fo:font-size="14pt" fo:letter-spacing="normal" fo:font-style="normal" fo:font-weight="bold"/>
    </style:style>
    <style:style style:name="T12" style:family="text">
      <style:text-properties fo:font-variant="normal" fo:text-transform="none" fo:color="#939598" loext:opacity="100%" fo:font-family="Monaco, Menlo, 'Ubuntu Mono', 'Droid Sans Mono', Consolas, monospace" fo:font-size="14pt" fo:letter-spacing="normal" fo:font-style="normal" fo:font-weight="normal" fo:background-color="#211e2f" loext:char-shading-value="0"/>
    </style:style>
    <style:style style:name="T13" style:family="text">
      <style:text-properties fo:font-family="Monaco, Menlo, 'Ubuntu Mono', 'Droid Sans Mono', Consolas, monospace" loext:padding="0cm" loext:border="none"/>
    </style:style>
    <style:style style:name="T14" style:family="text">
      <style:text-properties fo:font-family="Monaco, Menlo, 'Ubuntu Mono', 'Droid Sans Mono', Consolas, monospace" style:text-underline-style="solid" style:text-underline-width="auto" style:text-underline-color="font-color" fo:background-color="transparent" loext:char-shading-value="0" loext:padding="0cm" loext:border="none"/>
    </style:style>
    <style:style style:name="T15" style:family="text">
      <style:text-properties fo:color="#b3ccff" loext:opacity="100%" fo:font-family="Monaco, Menlo, 'Ubuntu Mono', 'Droid Sans Mono', Consolas, monospace" fo:font-weight="normal" fo:background-color="#211e2f" loext:char-shading-value="0"/>
    </style:style>
    <style:style style:name="T16" style:family="text">
      <style:text-properties fo:color="#ffffff" loext:opacity="100%" fo:font-family="Monaco, Menlo, 'Ubuntu Mono', 'Droid Sans Mono', Consolas, monospace" fo:font-weight="normal" fo:background-color="#211e2f" loext:char-shading-value="0"/>
    </style:style>
    <style:style style:name="T17" style:family="text">
      <style:text-properties fo:color="#ffe083" loext:opacity="100%" fo:font-family="Monaco, Menlo, 'Ubuntu Mono', 'Droid Sans Mono', Consolas, monospace" fo:font-weight="normal" fo:background-color="#211e2f" loext:char-shading-value="0"/>
    </style:style>
    <style:style style:name="T18" style:family="text">
      <style:text-properties fo:color="#ff8973" loext:opacity="100%" fo:font-family="Monaco, Menlo, 'Ubuntu Mono', 'Droid Sans Mono', Consolas, monospace" fo:font-weight="normal" fo:background-color="#211e2f" loext:char-shading-value="0"/>
    </style:style>
    <style:style style:name="T19" style:family="text">
      <style:text-properties fo:color="#ffffff" loext:opacity="100%" fo:background-color="#211e2f" loext:char-shading-value="0"/>
    </style:style>
    <style:style style:name="T20" style:family="text">
      <style:text-properties fo:color="#83fff5" loext:opacity="100%" fo:font-family="Monaco, Menlo, 'Ubuntu Mono', 'Droid Sans Mono', Consolas, monospace" fo:font-weight="normal" fo:background-color="#211e2f" loext:char-shading-value="0"/>
    </style:style>
    <style:style style:name="T21" style:family="text">
      <style:text-properties fo:color="#939598" loext:opacity="100%" fo:font-family="Monaco, Menlo, 'Ubuntu Mono', 'Droid Sans Mono', Consolas, monospace" fo:font-weight="normal" fo:background-color="#211e2f" loext:char-shading-value="0"/>
    </style:style>
    <style:style style:name="T22" style:family="text">
      <style:text-properties fo:color="#cc7bc2" loext:opacity="100%" fo:font-family="Monaco, Menlo, 'Ubuntu Mono', 'Droid Sans Mono', Consolas, monospace" fo:font-weight="normal" fo:background-color="#211e2f" loext:char-shading-value="0"/>
    </style:style>
    <style:style style:name="T23" style:family="text">
      <style:text-properties fo:font-weight="bold"/>
    </style:style>
    <style:style style:name="T24" style:family="text">
      <style:text-properties fo:color="#000000" loext:opacity="100%"/>
    </style:style>
    <style:style style:name="T25" style:family="text">
      <style:text-properties fo:color="#ffffff" loext:opacity="100%"/>
    </style:style>
    <style:style style:name="T26" style:family="text">
      <style:text-properties fo:color="#4fe0b0" loext:opacity="100%" fo:font-family="Monaco, Menlo, 'Ubuntu Mono', 'Droid Sans Mono', Consolas, monospace" fo:background-color="transparent" loext:char-shading-value="0" loext:padding="0cm" loext:border="none"/>
    </style:style>
    <style:style style:name="T27" style:family="text">
      <style:text-properties fo:color="#000000" loext:opacity="100%" style:text-underline-style="solid" style:text-underline-width="auto" style:text-underline-color="font-color" fo:background-color="transparent" loext:char-shading-value="0" loext:padding="0cm" loext:border="none"/>
    </style:style>
    <style:style style:name="T28" style:family="text">
      <style:text-properties fo:color="#b3ccff" loext:opacity="100%" fo:font-family="Monaco, Menlo, 'Ubuntu Mono', 'Droid Sans Mono', Consolas, monospace" fo:font-weight="normal" fo:background-color="#211e2f" loext:char-shading-value="0" loext:padding="0cm" loext:border="none"/>
    </style:style>
    <style:style style:name="T29" style:family="text">
      <style:text-properties fo:color="#ffffff" loext:opacity="100%" fo:font-family="Monaco, Menlo, 'Ubuntu Mono', 'Droid Sans Mono', Consolas, monospace" fo:font-weight="normal" fo:background-color="#211e2f" loext:char-shading-value="0" loext:padding="0cm" loext:border="none"/>
    </style:style>
    <style:style style:name="T30" style:family="text">
      <style:text-properties fo:color="#ffe083" loext:opacity="100%" fo:font-family="Monaco, Menlo, 'Ubuntu Mono', 'Droid Sans Mono', Consolas, monospace" fo:font-weight="normal" fo:background-color="#211e2f" loext:char-shading-value="0" loext:padding="0cm" loext:border="none"/>
    </style:style>
    <style:style style:name="T31" style:family="text">
      <style:text-properties fo:color="#ffffff" loext:opacity="100%" fo:background-color="#211e2f" loext:char-shading-value="0" loext:padding="0cm" loext:border="none"/>
    </style:style>
    <style:style style:name="T32" style:family="text">
      <style:text-properties fo:color="#ff8973" loext:opacity="100%" fo:font-family="Monaco, Menlo, 'Ubuntu Mono', 'Droid Sans Mono', Consolas, monospace" fo:font-weight="normal" fo:background-color="#211e2f" loext:char-shading-value="0" loext:padding="0cm" loext:border="none"/>
    </style:style>
    <style:style style:name="T33" style:family="text">
      <style:text-properties fo:color="#83fff5" loext:opacity="100%" fo:font-family="Monaco, Menlo, 'Ubuntu Mono', 'Droid Sans Mono', Consolas, monospace" fo:font-weight="normal" fo:background-color="#211e2f" loext:char-shading-value="0" loext:padding="0cm" loext:border="none"/>
    </style:style>
    <style:style style:name="T34" style:family="text">
      <style:text-properties fo:color="#000000" loext:opacity="100%" fo:font-family="Monaco, Menlo, 'Ubuntu Mono', 'Droid Sans Mono', Consolas, monospace" fo:font-weight="normal" fo:background-color="#211e2f" loext:char-shading-value="0" loext:padding="0cm" loext:border="none"/>
    </style:style>
    <style:style style:name="T35" style:family="text">
      <style:text-properties fo:color="#ffffff" loext:opacity="100%" style:text-underline-style="solid" style:text-underline-width="auto" style:text-underline-color="font-color" fo:background-color="transparent" loext:char-shading-value="0" loext:padding="0cm" loext:border="none"/>
    </style:style>
    <style:style style:name="T36" style:family="text">
      <style:text-properties fo:color="#ffffff" loext:opacity="100%" loext:padding-left="0cm" loext:padding-right="0.049cm" loext:padding-top="0.049cm" loext:padding-bottom="0.049cm" loext:border-left="none" loext:border-right="0.74pt solid #000000" loext:border-top="0.74pt solid #000000" loext:border-bottom="0.74pt solid #000000"/>
    </style:style>
    <style:style style:name="T37" style:family="text">
      <style:text-properties fo:color="#000000" loext:opacity="100%" loext:padding-left="0cm" loext:padding-right="0.049cm" loext:padding-top="0.049cm" loext:padding-bottom="0.049cm" loext:border-left="none" loext:border-right="0.74pt solid #000000" loext:border-top="0.74pt solid #000000" loext:border-bottom="0.74pt solid #000000"/>
    </style:style>
    <style:style style:name="T38" style:family="text">
      <style:text-properties fo:color="#4fe0b0" loext:opacity="100%" fo:font-family="Monaco, Menlo, 'Ubuntu Mono', 'Droid Sans Mono', Consolas, monospace" style:text-underline-style="solid" style:text-underline-width="auto" style:text-underline-color="font-color" fo:background-color="transparent"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Boucles</text:h>
      <text:p text:style-name="P2">&lt;1 min</text:p>
      <text:p text:style-name="P3"><text:span text:style-name="T1">Une </text:span><text:span text:style-name="Emphasis"><text:span text:style-name="T1">boucle</text:span></text:span><text:span text:style-name="T1"> est un outil de programmation qui répète un ensemble d'instructions jusqu'à ce qu'une condition spécifiée, appelée </text:span><text:span text:style-name="Emphasis"><text:span text:style-name="T1">condition d'arrêt</text:span></text:span><text:span text:style-name="T1"> , soit atteinte. En tant que programmeur, vous constaterez que vous vous appuyez sur</text:span></text:p>
      <text:p text:style-name="P4"><text:a xlink:type="simple" xlink:href="https://www.codecademy.com/resources/docs/javascript/loops" office:target-frame-name="_blank" xlink:show="new" text:style-name="Internet_20_link" text:visited-style-name="Visited_20_Internet_20_Link"><draw:frame draw:style-name="fr1" draw:name="Frame1" text:anchor-type="char" svg:x="-264.557cm" svg:width="0.041cm" draw:z-index="0"><draw:text-box fo:min-height="0.041cm"><text:section text:style-name="Sect1" text:name=":r9:"><text:p text:style-name="P5">Aperçu : Documents Chargement de la description du lien</text:p></text:section></draw:text-box></draw:frame><text:span text:style-name="T2">boucles</text:span></text:a></text:p>
      <text:p text:style-name="P6"><text:span text:style-name="T1">Tout le temps ! Vous entendrez le terme générique </text:span><text:span text:style-name="Emphasis"><text:span text:style-name="T1">« itérer »</text:span></text:span><text:span text:style-name="T1"> pour désigner les boucles ; itérer signifie simplement « répéter ».</text:span></text:p>
      <text:p text:style-name="P7">Lorsque nous devons réutiliser une tâche dans notre code, nous la regroupons souvent dans une fonction. De même, lorsqu'un processus doit se répéter plusieurs fois de suite, nous écrivons une boucle. Les boucles nous permettent de créer du code efficace qui automatise les processus et crée des programmes évolutifs et gérables.</text:p>
      <text:p text:style-name="P8">Comme l'illustre le schéma, les boucles répètent une action jusqu'à ce qu'une condition spécifique soit remplie. Lorsque la condition est remplie, la boucle s'arrête et l'ordinateur passe à la partie suivante du programme.</text:p>
      <text:h text:style-name="P1" text:outline-level="3">Répéter les tâches manuellement</text:h>
      <text:p text:style-name="P2">4 min</text:p>
      <text:p text:style-name="P8">Avant d'écrire le nôtre</text:p>
      <text:p text:style-name="P4"><text:a xlink:type="simple" xlink:href="https://www.codecademy.com/resources/docs/javascript/loops" office:target-frame-name="_blank" xlink:show="new" text:style-name="Internet_20_link" text:visited-style-name="Visited_20_Internet_20_Link"><draw:frame draw:style-name="fr1" draw:name="Frame2" text:anchor-type="char" svg:x="-264.557cm" svg:width="0.041cm" draw:z-index="1"><draw:text-box fo:min-height="0.041cm"><text:section text:style-name="Sect1" text:name=":rh:"><text:p text:style-name="P5">Aperçu : Documents Chargement de la description du lien</text:p></text:section></draw:text-box></draw:frame><text:span text:style-name="T2">boucles</text:span></text:a></text:p>
      <text:p text:style-name="P2">Prenons un moment pour comprendre les boucles. La meilleure façon d'y parvenir est de vous montrer à quel point il serait fastidieux de devoir taper le même code à chaque fois pour une tâche répétitive.</text:p>
      <text:h text:style-name="P1" text:outline-level="3">La boucle For</text:h>
      <text:p text:style-name="P2">6 minutes</text:p>
      <text:p text:style-name="P7">Au lieu d'écrire le même code encore et encore, les boucles permettent d'indiquer aux ordinateurs de répéter un bloc de code donné <text:soft-page-break/>individuellement. Une façon de donner ces instructions aux ordinateurs est d'utiliser un</text:p>
      <text:p text:style-name="P4"><text:a xlink:type="simple" xlink:href="https://www.codecademy.com/resources/docs/javascript/loops?page_ref=catalog" office:target-frame-name="_blank" xlink:show="new" text:style-name="Internet_20_link" text:visited-style-name="Visited_20_Internet_20_Link"><draw:frame draw:style-name="fr1" draw:name="Frame3" text:anchor-type="char" svg:x="-264.557cm" svg:width="0.041cm" draw:z-index="2"><draw:text-box fo:min-height="0.041cm"><text:section text:style-name="Sect1" text:name=":r1l:"><text:p text:style-name="P5">Aperçu : Documents Chargement de la description du lien</text:p></text:section></draw:text-box></draw:frame><text:span text:style-name="Source_20_Text"><text:span text:style-name="T3">for</text:span></text:span><text:span text:style-name="T2">boucle</text:span></text:a></text:p>
      <text:p text:style-name="P2">.</text:p>
      <text:p text:style-name="P9"><text:span text:style-name="T1">Une boucle classique </text:span><text:span text:style-name="Source_20_Text"><text:span text:style-name="T4">for</text:span></text:span><text:span text:style-name="T1">comprend une </text:span><text:span text:style-name="Emphasis"><text:span text:style-name="T1">variable itérateur</text:span></text:span><text:span text:style-name="T1"> , généralement présente dans les trois expressions. Cette variable est initialisée, vérifiée par rapport à la condition d'arrêt et une nouvelle valeur lui est attribuée à chaque itération de la boucle.</text:span></text:p>
      <text:p text:style-name="P4"><text:a xlink:type="simple" xlink:href="https://www.codecademy.com/resources/docs/javascript/variables" office:target-frame-name="_blank" xlink:show="new" text:style-name="Internet_20_link" text:visited-style-name="Visited_20_Internet_20_Link"><draw:frame draw:style-name="fr1" draw:name="Frame4" text:anchor-type="char" svg:x="-264.557cm" svg:width="0.041cm" draw:z-index="3"><draw:text-box fo:min-height="0.041cm"><text:section text:style-name="Sect1" text:name=":r1n:"><text:p text:style-name="P5">Preview: Docs Variables are used to store a piece of data at a named location in memory.</text:p></text:section></draw:text-box></draw:frame><text:span text:style-name="T2">variables</text:span></text:a></text:p>
      <text:p text:style-name="P2">peut avoir n'importe quel nom, mais il est recommandé d'utiliser un nom de variable descriptif.</text:p>
      <text:p text:style-name="P9"><text:span text:style-name="T1">Une </text:span><text:span text:style-name="Source_20_Text"><text:span text:style-name="T4">for</text:span></text:span><text:span text:style-name="T1">boucle contient trois expressions séparées par </text:span><text:span text:style-name="Source_20_Text"><text:span text:style-name="T4">;</text:span></text:span><text:span text:style-name="T1">des parenthèses :</text:span></text:p>
      <text:list text:style-name="L1">
        <text:list-item>
          <text:p text:style-name="P10"><text:span text:style-name="T1">une </text:span><text:span text:style-name="Emphasis"><text:span text:style-name="T1">initialisation</text:span></text:span><text:span text:style-name="T1"> démarre la boucle et peut également être utilisée pour déclarer la variable itérateur.</text:span></text:p>
        </text:list-item>
        <text:list-item>
          <text:p text:style-name="P10"><text:span text:style-name="T1">une </text:span><text:span text:style-name="Emphasis"><text:span text:style-name="T1">condition d'arrêt</text:span></text:span><text:span text:style-name="T1"> est la condition par rapport à laquelle la variable itérateur est évaluée : si la condition est évaluée, </text:span><text:span text:style-name="Source_20_Text"><text:span text:style-name="T4">true</text:span></text:span><text:span text:style-name="T1">le bloc de code s'exécutera et si elle est évaluée, </text:span><text:span text:style-name="Source_20_Text"><text:span text:style-name="T4">false</text:span></text:span><text:span text:style-name="T1">le code s'arrêtera.</text:span></text:p>
        </text:list-item>
        <text:list-item>
          <text:p text:style-name="P10"><text:span text:style-name="T1">une </text:span><text:span text:style-name="Emphasis"><text:span text:style-name="T1">instruction d'itération</text:span></text:span><text:span text:style-name="T1"> est utilisée pour mettre à jour la variable itérateur sur chaque boucle.</text:span></text:p>
        </text:list-item>
      </text:list>
      <text:p text:style-name="P9"><text:span text:style-name="T1">La </text:span><text:span text:style-name="Source_20_Text"><text:span text:style-name="T4">for</text:span></text:span><text:span text:style-name="T1">syntaxe de la boucle ressemble à ceci :</text:span></text:p>
      <text:p text:style-name="P11"><text:span text:style-name="Source_20_Text"><text:span text:style-name="T5">for </text:span></text:span><text:span text:style-name="Source_20_Text"><text:span text:style-name="T6">(</text:span></text:span><text:span text:style-name="Source_20_Text"><text:span text:style-name="T5">let counter</text:span></text:span><text:span text:style-name="Source_20_Text"><text:span text:style-name="T6"> = </text:span></text:span><text:span text:style-name="Source_20_Text"><text:span text:style-name="T7">0</text:span></text:span><text:span text:style-name="Source_20_Text"><text:span text:style-name="T6">; </text:span></text:span><text:span text:style-name="Source_20_Text"><text:span text:style-name="T7">counter</text:span></text:span><text:span text:style-name="Source_20_Text"><text:span text:style-name="T6"> &lt; </text:span></text:span><text:span text:style-name="Source_20_Text"><text:span text:style-name="T7">4</text:span></text:span><text:span text:style-name="Source_20_Text"><text:span text:style-name="T6">; </text:span></text:span><text:span text:style-name="Source_20_Text"><text:span text:style-name="T7">counter</text:span></text:span><text:span text:style-name="Source_20_Text"><text:span text:style-name="T6">++) {</text:span></text:span></text:p>
      <text:p text:style-name="P11"><text:span text:style-name="Source_20_Text"><text:span text:style-name="T8">  </text:span></text:span><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7">counter</text:span></text:span><text:span text:style-name="Source_20_Text"><text:span text:style-name="T6">);</text:span></text:span></text:p>
      <text:p text:style-name="P11"><text:span text:style-name="Source_20_Text"><text:span text:style-name="T6">}</text:span></text:span></text:p>
      <text:p text:style-name="P7"><draw:frame draw:style-name="fr1" draw:name="Frame5" text:anchor-type="char" svg:x="-264.557cm" svg:width="0.041cm" draw:z-index="4"><draw:text-box fo:min-height="0.041cm"><text:p text:style-name="P5">Copy to Clipboard</text:p></draw:text-box></draw:frame>Dans cet exemple, le résultat serait le suivant :</text:p>
      <text:p text:style-name="P11"><text:span text:style-name="Source_20_Text"><text:span text:style-name="T6">0</text:span></text:span></text:p>
      <text:p text:style-name="P11"><text:span text:style-name="Source_20_Text"><text:span text:style-name="T6">1</text:span></text:span></text:p>
      <text:p text:style-name="P11"><text:span text:style-name="Source_20_Text"><text:span text:style-name="T6">2</text:span></text:span></text:p>
      <text:p text:style-name="P11"><text:span text:style-name="Source_20_Text"><text:span text:style-name="T6">3</text:span></text:span></text:p>
      <text:p text:style-name="P7"><draw:frame draw:style-name="fr1" draw:name="Frame6" text:anchor-type="char" svg:x="-264.557cm" svg:width="0.041cm" draw:z-index="5"><draw:text-box fo:min-height="0.041cm"><text:p text:style-name="P5">Copy to Clipboard</text:p></draw:text-box></draw:frame>Décomposons l’exemple :</text:p>
      <text:list text:style-name="L2">
        <text:list-item>
          <text:p text:style-name="P12"><text:soft-page-break/><text:span text:style-name="T1">L'initialisation est </text:span><text:span text:style-name="Source_20_Text"><text:span text:style-name="T4">let counter = 0</text:span></text:span><text:span text:style-name="T1">, donc la boucle commencera à compter à </text:span><text:span text:style-name="Source_20_Text"><text:span text:style-name="T4">0</text:span></text:span><text:span text:style-name="T1">.</text:span></text:p>
        </text:list-item>
        <text:list-item>
          <text:p text:style-name="P12"><text:span text:style-name="T1">La condition d'arrêt est </text:span><text:span text:style-name="Source_20_Text"><text:span text:style-name="T4">counter &lt; 4</text:span></text:span><text:span text:style-name="T1">, ce qui signifie que la boucle s'exécutera tant que la variable d'itérateur, </text:span><text:span text:style-name="Source_20_Text"><text:span text:style-name="T4">counter</text:span></text:span><text:span text:style-name="T1">, est inférieure à 4.</text:span></text:p>
        </text:list-item>
        <text:list-item>
          <text:p text:style-name="P12"><text:span text:style-name="T1">L'instruction d'itération est </text:span><text:span text:style-name="Source_20_Text"><text:span text:style-name="T4">counter++</text:span></text:span><text:span text:style-name="T1">. Cela signifie qu'après chaque boucle, la valeur de </text:span><text:span text:style-name="Source_20_Text"><text:span text:style-name="T4">counter</text:span></text:span><text:span text:style-name="T1">augmentera de 1. Pour la première itération , </text:span><text:span text:style-name="Source_20_Text"><text:span text:style-name="T4">counter</text:span></text:span><text:span text:style-name="T1">elle sera égale à </text:span><text:span text:style-name="Source_20_Text"><text:span text:style-name="T4">0</text:span></text:span><text:span text:style-name="T1">, pour la deuxième, </text:span><text:span text:style-name="Source_20_Text"><text:span text:style-name="T4">counter</text:span></text:span><text:span text:style-name="T1">elle sera égale à 1, et ainsi de suite.</text:span></text:p>
        </text:list-item>
        <text:list-item>
          <text:p text:style-name="P12"><text:span text:style-name="T1">Le bloc de code entre accolades, </text:span><text:span text:style-name="Source_20_Text"><text:span text:style-name="T4">console.log(counter)</text:span></text:span><text:span text:style-name="T1">, continuera de s'exécuter jusqu'à ce que la condition soit évaluée à </text:span><text:span text:style-name="Source_20_Text"><text:span text:style-name="T4">false</text:span></text:span><text:span text:style-name="T1">. La condition sera fausse lorsque </text:span><text:span text:style-name="Source_20_Text"><text:span text:style-name="T4">counter</text:span></text:span><text:span text:style-name="T1">est supérieur ou égal à 4 ; le moment où la condition devient fausse est parfois appelé </text:span><text:span text:style-name="Emphasis"><text:span text:style-name="T1">condition d'arrêt</text:span></text:span><text:span text:style-name="T1"> .</text:span></text:p>
        </text:list-item>
      </text:list>
      <text:p text:style-name="P9"><text:span text:style-name="T1">Cette </text:span><text:span text:style-name="Source_20_Text"><text:span text:style-name="T4">for</text:span></text:span><text:span text:style-name="T1">boucle permet d'écrire </text:span><text:span text:style-name="Source_20_Text"><text:span text:style-name="T4">0</text:span></text:span><text:span text:style-name="T1">, </text:span><text:span text:style-name="Source_20_Text"><text:span text:style-name="T4">1</text:span></text:span><text:span text:style-name="T1">, </text:span><text:span text:style-name="Source_20_Text"><text:span text:style-name="T4">2</text:span></text:span><text:span text:style-name="T1">, et </text:span><text:span text:style-name="Source_20_Text"><text:span text:style-name="T4">3</text:span></text:span><text:span text:style-name="T1">par programmation.</text:span></text:p>
      <text:h text:style-name="P1" text:outline-level="3">Boucle en sens inverse</text:h>
      <text:p text:style-name="P2">3 minutes</text:p>
      <text:p text:style-name="P9"><text:span text:style-name="T1">Et si nous voulions que la </text:span><text:span text:style-name="Source_20_Text"><text:span text:style-name="T4">for</text:span></text:span><text:span text:style-name="T1">boucle enregistre </text:span><text:span text:style-name="Source_20_Text"><text:span text:style-name="T4">3</text:span></text:span><text:span text:style-name="T1">, </text:span><text:span text:style-name="Source_20_Text"><text:span text:style-name="T4">2</text:span></text:span><text:span text:style-name="T1">, </text:span><text:span text:style-name="Source_20_Text"><text:span text:style-name="T4">1</text:span></text:span><text:span text:style-name="T1">, puis </text:span><text:span text:style-name="Source_20_Text"><text:span text:style-name="T4">0</text:span></text:span><text:span text:style-name="T1">? En modifiant simplement les expressions, nous pouvons exécuter notre boucle à l'envers !</text:span></text:p>
      <text:p text:style-name="P7">Pour exécuter un</text:p>
      <text:p text:style-name="P4"><text:a xlink:type="simple" xlink:href="https://www.codecademy.com/resources/docs/javascript/loops?page_ref=catalog" office:target-frame-name="_blank" xlink:show="new" text:style-name="Internet_20_link" text:visited-style-name="Visited_20_Internet_20_Link"><draw:frame draw:style-name="fr1" draw:name="Frame7" text:anchor-type="char" svg:x="-264.557cm" svg:width="0.041cm" draw:z-index="6"><draw:text-box fo:min-height="0.041cm"><text:section text:style-name="Sect1" text:name=":r2u:"><text:p text:style-name="P5">Preview: Docs A loop is a programming tool that is used to repeat a set of instructions.</text:p></text:section></draw:text-box></draw:frame><text:span text:style-name="Source_20_Text"><text:span text:style-name="T3">for</text:span></text:span><text:span text:style-name="T2">boucle arrière</text:span></text:a></text:p>
      <text:p text:style-name="P2">, nous devons :</text:p>
      <text:list text:style-name="L3">
        <text:list-item>
          <text:p text:style-name="P13">Définissez la variable itérateur sur la valeur souhaitée la plus élevée dans l'expression d'initialisation.</text:p>
        </text:list-item>
        <text:list-item>
          <text:p text:style-name="P13">Définissez la condition d'arrêt lorsque la variable de l'itérateur est inférieure à la quantité souhaitée.</text:p>
        </text:list-item>
        <text:list-item>
          <text:p text:style-name="P13">L'itérateur doit diminuer les intervalles après chaque itération.</text:p>
        </text:list-item>
      </text:list>
      <text:p text:style-name="P9"><text:soft-page-break/><text:span text:style-name="T1">Nous allons nous entraîner en modifiant le </text:span><text:span text:style-name="Source_20_Text"><text:span text:style-name="T4">for</text:span></text:span><text:span text:style-name="T1">code écrit précédemment pour qu'il aille maintenant en sens inverse. Lors de l'écriture ou de la modification de boucles, il est possible que la condition d'arrêt ne soit pas remplie et que nous obtenions une </text:span><text:span text:style-name="Emphasis"><text:span text:style-name="T1">boucle infinie</text:span></text:span><text:span text:style-name="T1"> redoutée , empêchant ainsi toute exécution ultérieure de notre programmation ! Pour sortir d'une boucle infinie dans un exercice, actualisez la page, puis corrigez le code de votre boucle.</text:span></text:p>
      <text:h text:style-name="P1" text:outline-level="3">Boucles imbriquées</text:h>
      <text:p text:style-name="P2">18 minutes</text:p>
      <text:p text:style-name="P9"><text:span text:style-name="T1">Lorsqu'une boucle s'exécute à l'intérieur d'une autre boucle, on parle de </text:span><text:span text:style-name="Emphasis"><text:span text:style-name="T1">boucle imbriquée</text:span></text:span><text:span text:style-name="T1"> . Une </text:span><text:span text:style-name="Source_20_Text"><text:span text:style-name="T4">for </text:span></text:span><text:span text:style-name="T1">boucle imbriquée permet notamment de comparer les éléments de deux boucles.</text:span></text:p>
      <text:p text:style-name="P4"><text:a xlink:type="simple" xlink:href="https://www.codecademy.com/resources/docs/javascript/arrays" office:target-frame-name="_blank" xlink:show="new" text:style-name="Internet_20_link" text:visited-style-name="Visited_20_Internet_20_Link"><draw:frame draw:style-name="fr1" draw:name="Frame8" text:anchor-type="char" svg:x="-264.557cm" svg:width="0.041cm" draw:z-index="7"><draw:text-box fo:min-height="0.041cm"><text:section text:style-name="Sect1" text:name=":r5c:"><text:p text:style-name="P5">Preview: Docs Arrays are lists of ordered, stored data that can be of any data type.</text:p></text:section></draw:text-box></draw:frame><text:span text:style-name="T2">tableaux</text:span></text:a></text:p>
      <text:p text:style-name="P4"><text:span text:style-name="T1">. Pour chaque tour de la </text:span><text:span text:style-name="Source_20_Text"><text:span text:style-name="T4">for</text:span></text:span><text:span text:style-name="T1">boucle extérieure, la </text:span><text:span text:style-name="Source_20_Text"><text:span text:style-name="T4">for</text:span></text:span><text:span text:style-name="T1">boucle intérieure sera exécutée complètement.</text:span></text:p>
      <text:p text:style-name="P9"><text:span text:style-name="T1">Regardons un exemple de </text:span><text:span text:style-name="Source_20_Text"><text:span text:style-name="T4">for</text:span></text:span><text:span text:style-name="T1">boucle imbriquée :</text:span></text:p>
      <text:p text:style-name="P11"><text:span text:style-name="Source_20_Text"><text:span text:style-name="T5">const myArray</text:span></text:span><text:span text:style-name="Source_20_Text"><text:span text:style-name="T6"> = [</text:span></text:span><text:span text:style-name="Source_20_Text"><text:span text:style-name="T7">6</text:span></text:span><text:span text:style-name="Source_20_Text"><text:span text:style-name="T6">, </text:span></text:span><text:span text:style-name="Source_20_Text"><text:span text:style-name="T7">19</text:span></text:span><text:span text:style-name="Source_20_Text"><text:span text:style-name="T6">, </text:span></text:span><text:span text:style-name="Source_20_Text"><text:span text:style-name="T7">20</text:span></text:span><text:span text:style-name="Source_20_Text"><text:span text:style-name="T6">];</text:span></text:span></text:p>
      <text:p text:style-name="P11"><text:span text:style-name="Source_20_Text"><text:span text:style-name="T5">const yourArray</text:span></text:span><text:span text:style-name="Source_20_Text"><text:span text:style-name="T6"> = [</text:span></text:span><text:span text:style-name="Source_20_Text"><text:span text:style-name="T7">19</text:span></text:span><text:span text:style-name="Source_20_Text"><text:span text:style-name="T6">, </text:span></text:span><text:span text:style-name="Source_20_Text"><text:span text:style-name="T7">81</text:span></text:span><text:span text:style-name="Source_20_Text"><text:span text:style-name="T6">, </text:span></text:span><text:span text:style-name="Source_20_Text"><text:span text:style-name="T7">2</text:span></text:span><text:span text:style-name="Source_20_Text"><text:span text:style-name="T6">];</text:span></text:span></text:p>
      <text:p text:style-name="P11"><text:span text:style-name="Source_20_Text"><text:span text:style-name="T5">for </text:span></text:span><text:span text:style-name="Source_20_Text"><text:span text:style-name="T6">(</text:span></text:span><text:span text:style-name="Source_20_Text"><text:span text:style-name="T5">let i</text:span></text:span><text:span text:style-name="Source_20_Text"><text:span text:style-name="T6"> = </text:span></text:span><text:span text:style-name="Source_20_Text"><text:span text:style-name="T7">0</text:span></text:span><text:span text:style-name="Source_20_Text"><text:span text:style-name="T6">; </text:span></text:span><text:span text:style-name="Source_20_Text"><text:span text:style-name="T7">i</text:span></text:span><text:span text:style-name="Source_20_Text"><text:span text:style-name="T6"> &lt; </text:span></text:span><text:span text:style-name="Source_20_Text"><text:span text:style-name="T7">myArray</text:span></text:span><text:span text:style-name="Source_20_Text"><text:span text:style-name="T6">.</text:span></text:span><text:span text:style-name="Source_20_Text"><text:span text:style-name="T9">length</text:span></text:span><text:span text:style-name="Source_20_Text"><text:span text:style-name="T6">; </text:span></text:span><text:span text:style-name="Source_20_Text"><text:span text:style-name="T7">i</text:span></text:span><text:span text:style-name="Source_20_Text"><text:span text:style-name="T6">++) {</text:span></text:span></text:p>
      <text:p text:style-name="P11"><text:span text:style-name="Source_20_Text"><text:span text:style-name="T8">  </text:span></text:span><text:span text:style-name="Source_20_Text"><text:span text:style-name="T5">for </text:span></text:span><text:span text:style-name="Source_20_Text"><text:span text:style-name="T6">(</text:span></text:span><text:span text:style-name="Source_20_Text"><text:span text:style-name="T5">let j</text:span></text:span><text:span text:style-name="Source_20_Text"><text:span text:style-name="T6"> = </text:span></text:span><text:span text:style-name="Source_20_Text"><text:span text:style-name="T7">0</text:span></text:span><text:span text:style-name="Source_20_Text"><text:span text:style-name="T6">; </text:span></text:span><text:span text:style-name="Source_20_Text"><text:span text:style-name="T7">j</text:span></text:span><text:span text:style-name="Source_20_Text"><text:span text:style-name="T6"> &lt; </text:span></text:span><text:span text:style-name="Source_20_Text"><text:span text:style-name="T7">yourArray</text:span></text:span><text:span text:style-name="Source_20_Text"><text:span text:style-name="T6">.</text:span></text:span><text:span text:style-name="Source_20_Text"><text:span text:style-name="T9">length</text:span></text:span><text:span text:style-name="Source_20_Text"><text:span text:style-name="T6">; </text:span></text:span><text:span text:style-name="Source_20_Text"><text:span text:style-name="T7">j</text:span></text:span><text:span text:style-name="Source_20_Text"><text:span text:style-name="T6">++) {</text:span></text:span></text:p>
      <text:p text:style-name="P11"><text:span text:style-name="Source_20_Text"><text:span text:style-name="T8">    </text:span></text:span><text:span text:style-name="Source_20_Text"><text:span text:style-name="T5">if</text:span></text:span><text:span text:style-name="Source_20_Text"><text:span text:style-name="T6"> (</text:span></text:span><text:span text:style-name="Source_20_Text"><text:span text:style-name="T7">myArray</text:span></text:span><text:span text:style-name="Source_20_Text"><text:span text:style-name="T6">[</text:span></text:span><text:span text:style-name="Source_20_Text"><text:span text:style-name="T7">i</text:span></text:span><text:span text:style-name="Source_20_Text"><text:span text:style-name="T6">] === </text:span></text:span><text:span text:style-name="Source_20_Text"><text:span text:style-name="T7">yourArray</text:span></text:span><text:span text:style-name="Source_20_Text"><text:span text:style-name="T6">[</text:span></text:span><text:span text:style-name="Source_20_Text"><text:span text:style-name="T7">j</text:span></text:span><text:span text:style-name="Source_20_Text"><text:span text:style-name="T6">]) {</text:span></text:span></text:p>
      <text:p text:style-name="P11"><text:span text:style-name="Source_20_Text"><text:span text:style-name="T8">      </text:span></text:span><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10">'Both arrays have the number: '</text:span></text:span><text:span text:style-name="Source_20_Text"><text:span text:style-name="T6"> + </text:span></text:span><text:span text:style-name="Source_20_Text"><text:span text:style-name="T7">yourArray</text:span></text:span><text:span text:style-name="Source_20_Text"><text:span text:style-name="T6">[</text:span></text:span><text:span text:style-name="Source_20_Text"><text:span text:style-name="T7">j</text:span></text:span><text:span text:style-name="Source_20_Text"><text:span text:style-name="T6">]);</text:span></text:span></text:p>
      <text:p text:style-name="P11"><text:span text:style-name="Source_20_Text"><text:span text:style-name="T8">    </text:span></text:span><text:span text:style-name="Source_20_Text"><text:span text:style-name="T6">}</text:span></text:span></text:p>
      <text:p text:style-name="P11"><text:span text:style-name="Source_20_Text"><text:span text:style-name="T8">  </text:span></text:span><text:span text:style-name="Source_20_Text"><text:span text:style-name="T6">}</text:span></text:span></text:p>
      <text:p text:style-name="P11"><text:span text:style-name="Source_20_Text"><text:span text:style-name="T6">}</text:span></text:span></text:p>
      <text:p text:style-name="P9"><draw:frame draw:style-name="fr1" draw:name="Frame9" text:anchor-type="char" svg:x="-264.557cm" svg:width="0.041cm" draw:z-index="8"><draw:text-box fo:min-height="0.041cm"><text:p text:style-name="P5">Copy to Clipboard</text:p></draw:text-box></draw:frame><text:span text:style-name="T1">Examinons ce qui se passe dans la boucle imbriquée de notre exemple. Pour chaque élément du tableau de la boucle externe, </text:span><text:span text:style-name="Source_20_Text"><text:span text:style-name="T4">myArray</text:span></text:span><text:span text:style-name="T1">la boucle interne s'exécute intégralement et compare l'élément courant du tableau externe, </text:span><text:span text:style-name="Source_20_Text"><text:span text:style-name="T4">myArray[i]</text:span></text:span><text:span text:style-name="T1">à chaque élément du tableau interne, </text:span><text:span text:style-name="Source_20_Text"><text:span text:style-name="T4">yourArray[j]</text:span></text:span><text:span text:style-name="T1">. </text:span><text:soft-page-break/><text:span text:style-name="T1">Lorsqu'elle trouve une correspondance, elle affiche une chaîne dans la console.</text:span></text:p>
      <text:p text:style-name="P7">C'est maintenant à votre tour d'écrire une boucle imbriquée !</text:p>
      <text:p text:style-name="P9"><text:span text:style-name="Strong_20_Emphasis"><text:span text:style-name="T11">Remarque :</text:span></text:span><text:span text:style-name="T1"> pour sortir d'une boucle infinie dans un exercice, </text:span><text:span text:style-name="Strong_20_Emphasis"><text:span text:style-name="T11">actualisez la page</text:span></text:span><text:span text:style-name="T1"> , puis corrigez le code de votre ou vos boucles.</text:span></text:p>
      <text:h text:style-name="P14" text:outline-level="3">La boucle While</text:h>
      <text:p text:style-name="P2">12 minutes</text:p>
      <text:p text:style-name="P7">Tu t'en sors très bien ! Nous allons t'apprendre un autre type de boucle : la</text:p>
      <text:p text:style-name="P4"><text:a xlink:type="simple" xlink:href="https://www.codecademy.com/resources/docs/javascript/loops?page_ref=catalog" office:target-frame-name="_blank" xlink:show="new" text:style-name="Internet_20_link" text:visited-style-name="Visited_20_Internet_20_Link"><draw:frame draw:style-name="fr1" draw:name="Frame10" text:anchor-type="char" svg:x="-264.557cm" svg:width="0.041cm" draw:z-index="9"><draw:text-box fo:min-height="0.041cm"><text:section text:style-name="Sect1" text:name=":r28:"><text:p text:style-name="P5">Preview: Docs A loop is a programming tool that is used to repeat a set of instructions.</text:p></text:section></draw:text-box></draw:frame><text:span text:style-name="Source_20_Text"><text:span text:style-name="T3">while</text:span></text:span><text:span text:style-name="T2">boucle</text:span></text:a></text:p>
      <text:p text:style-name="P4"><text:span text:style-name="T1">Pour commencer, convertissons une </text:span><text:span text:style-name="Source_20_Text"><text:span text:style-name="T4">for</text:span></text:span><text:span text:style-name="T1">boucle en </text:span><text:span text:style-name="Source_20_Text"><text:span text:style-name="T4">while</text:span></text:span><text:span text:style-name="T1">boucle :</text:span></text:p>
      <text:p text:style-name="P11"><text:span text:style-name="Source_20_Text"><text:span text:style-name="T12">// A for loop that prints 1, 2, and 3</text:span></text:span></text:p>
      <text:p text:style-name="P11"><text:span text:style-name="Source_20_Text"><text:span text:style-name="T5">for </text:span></text:span><text:span text:style-name="Source_20_Text"><text:span text:style-name="T6">(</text:span></text:span><text:span text:style-name="Source_20_Text"><text:span text:style-name="T5">let counterOne</text:span></text:span><text:span text:style-name="Source_20_Text"><text:span text:style-name="T6"> = </text:span></text:span><text:span text:style-name="Source_20_Text"><text:span text:style-name="T7">1</text:span></text:span><text:span text:style-name="Source_20_Text"><text:span text:style-name="T6">; </text:span></text:span><text:span text:style-name="Source_20_Text"><text:span text:style-name="T7">counterOne</text:span></text:span><text:span text:style-name="Source_20_Text"><text:span text:style-name="T6"> &lt; </text:span></text:span><text:span text:style-name="Source_20_Text"><text:span text:style-name="T7">4</text:span></text:span><text:span text:style-name="Source_20_Text"><text:span text:style-name="T6">; </text:span></text:span><text:span text:style-name="Source_20_Text"><text:span text:style-name="T7">counterOne</text:span></text:span><text:span text:style-name="Source_20_Text"><text:span text:style-name="T6">++){</text:span></text:span></text:p>
      <text:p text:style-name="P11"><text:span text:style-name="Source_20_Text"><text:span text:style-name="T8">  </text:span></text:span><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7">counterOne</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12">// A while loop that prints 1, 2, and 3</text:span></text:span></text:p>
      <text:p text:style-name="P11"><text:span text:style-name="Source_20_Text"><text:span text:style-name="T5">let counterTwo</text:span></text:span><text:span text:style-name="Source_20_Text"><text:span text:style-name="T6"> = </text:span></text:span><text:span text:style-name="Source_20_Text"><text:span text:style-name="T7">1</text:span></text:span><text:span text:style-name="Source_20_Text"><text:span text:style-name="T6">;</text:span></text:span></text:p>
      <text:p text:style-name="P11"><text:span text:style-name="Source_20_Text"><text:span text:style-name="T5">while </text:span></text:span><text:span text:style-name="Source_20_Text"><text:span text:style-name="T6">(</text:span></text:span><text:span text:style-name="Source_20_Text"><text:span text:style-name="T7">counterTwo</text:span></text:span><text:span text:style-name="Source_20_Text"><text:span text:style-name="T6"> &lt; </text:span></text:span><text:span text:style-name="Source_20_Text"><text:span text:style-name="T7">4</text:span></text:span><text:span text:style-name="Source_20_Text"><text:span text:style-name="T6">) {</text:span></text:span></text:p>
      <text:p text:style-name="P11"><text:span text:style-name="Source_20_Text"><text:span text:style-name="T8">  </text:span></text:span><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7">counterTwo</text:span></text:span><text:span text:style-name="Source_20_Text"><text:span text:style-name="T6">);</text:span></text:span></text:p>
      <text:p text:style-name="P11"><text:span text:style-name="Source_20_Text"><text:span text:style-name="T8">  </text:span></text:span><text:span text:style-name="Source_20_Text"><text:span text:style-name="T7">counterTwo</text:span></text:span><text:span text:style-name="Source_20_Text"><text:span text:style-name="T6">++;</text:span></text:span></text:p>
      <text:p text:style-name="P11"><text:span text:style-name="Source_20_Text"><text:span text:style-name="T6">}</text:span></text:span></text:p>
      <text:p text:style-name="P9"><draw:frame draw:style-name="fr1" draw:name="Frame11" text:anchor-type="char" svg:x="-264.557cm" svg:width="0.041cm" draw:z-index="10"><draw:text-box fo:min-height="0.041cm"><text:p text:style-name="P5">Copy to Clipboard</text:p></draw:text-box></draw:frame><text:span text:style-name="T1">Décomposons ce qui se passe avec notre </text:span><text:span text:style-name="Source_20_Text"><text:span text:style-name="T4">while</text:span></text:span><text:span text:style-name="T1">syntaxe de boucle :</text:span></text:p>
      <text:list text:style-name="L4">
        <text:list-item>
          <text:p text:style-name="P15"><text:span text:style-name="T1">La </text:span><text:span text:style-name="Source_20_Text"><text:span text:style-name="T4">counterTwo</text:span></text:span><text:span text:style-name="T1">variable est déclarée avant la boucle. Nous pouvons y accéder depuis notre </text:span><text:span text:style-name="Source_20_Text"><text:span text:style-name="T4">while</text:span></text:span><text:span text:style-name="T1">boucle puisqu'elle est dans la portée globale.</text:span></text:p>
        </text:list-item>
        <text:list-item>
          <text:p text:style-name="P15"><text:span text:style-name="T1">Nous démarrons notre boucle avec le mot-clé </text:span><text:span text:style-name="Source_20_Text"><text:span text:style-name="T4">while</text:span></text:span><text:span text:style-name="T1">suivi de notre condition d'arrêt, ou </text:span><text:span text:style-name="Emphasis"><text:span text:style-name="T1">condition de test</text:span></text:span><text:span text:style-name="T1"> . Celle-ci sera évaluée avant chaque tour de boucle. Tant que la condition est évaluée </text:span><text:span text:style-name="Source_20_Text"><text:span text:style-name="T4">true</text:span></text:span><text:span text:style-name="T1">, le bloc continue de s'exécuter. Une fois évaluée, </text:span><text:span text:style-name="Source_20_Text"><text:span text:style-name="T4">false</text:span></text:span><text:span text:style-name="T1">la boucle s'arrête.</text:span></text:p>
        </text:list-item>
        <text:list-item>
          <text:p text:style-name="P15"><text:soft-page-break/><text:span text:style-name="T1">Ensuite, nous avons le bloc de code de notre boucle qui s'imprime </text:span><text:span text:style-name="Source_20_Text"><text:span text:style-name="T4">counterTwo</text:span></text:span><text:span text:style-name="T1">sur la console et incrémente </text:span><text:span text:style-name="Source_20_Text"><text:span text:style-name="T4">counterTwo</text:span></text:span><text:span text:style-name="T1">.</text:span></text:p>
        </text:list-item>
      </text:list>
      <text:p text:style-name="P9"><text:span text:style-name="T1">Que se passerait-il si nous n'incrémentions pas </text:span><text:span text:style-name="Source_20_Text"><text:span text:style-name="T4">counterTwo</text:span></text:span><text:span text:style-name="T1">notre bloc ? Sans cela, </text:span><text:span text:style-name="Source_20_Text"><text:span text:style-name="T4">counterTwo</text:span></text:span><text:span text:style-name="T1">la valeur initiale serait toujours la même. </text:span><text:span text:style-name="Source_20_Text"><text:span text:style-name="T4">1</text:span></text:span><text:span text:style-name="T1">Cela signifierait que la condition de test </text:span><text:span text:style-name="Source_20_Text"><text:span text:style-name="T4">counterTwo &lt; 4</text:span></text:span><text:span text:style-name="T1">serait toujours évaluée à </text:span><text:span text:style-name="Source_20_Text"><text:span text:style-name="T4">true</text:span></text:span><text:span text:style-name="T1">et que notre boucle ne s'arrêterait jamais ! N'oubliez pas qu'il s'agit d'une </text:span><text:span text:style-name="Emphasis"><text:span text:style-name="T1">boucle infinie</text:span></text:span><text:span text:style-name="T1"> , et nous souhaitons toujours l' </text:span><text:span text:style-name="Strong_20_Emphasis"><text:span text:style-name="T11">éviter</text:span></text:span><text:span text:style-name="T1"> . Les boucles infinies peuvent accaparer toute la puissance de traitement de votre ordinateur, ce qui peut le bloquer.</text:span></text:p>
      <text:p text:style-name="P9"><text:span text:style-name="T1">Vous vous demandez peut-être quand utiliser une </text:span><text:span text:style-name="Source_20_Text"><text:span text:style-name="T4">while</text:span></text:span><text:span text:style-name="T1">boucle ! La syntaxe d'une </text:span><text:span text:style-name="Source_20_Text"><text:span text:style-name="T4">while</text:span></text:span><text:span text:style-name="T1">boucle est idéale lorsqu'on ne sait pas à l'avance combien de fois elle doit s'exécuter. Imaginez manger comme une </text:span><text:span text:style-name="Source_20_Text"><text:span text:style-name="T4">while</text:span></text:span><text:span text:style-name="T1">boucle : lorsque vous commencez à manger, vous ne savez pas exactement combien de fois il vous faudra pour être rassasié. Vous mangerez plutôt si </text:span><text:span text:style-name="Source_20_Text"><text:span text:style-name="T4">while</text:span></text:span><text:span text:style-name="T1">vous avez faim. Dans les situations où l'on souhaite qu'une boucle s'exécute un nombre indéterminé de fois, </text:span><text:span text:style-name="Source_20_Text"><text:span text:style-name="T4">while</text:span></text:span><text:span text:style-name="T1">les boucles sont la meilleure solution.</text:span></text:p>
      <text:h text:style-name="P16" text:outline-level="3">Déclarations « à faire pendant »</text:h>
      <text:p text:style-name="P5">11 min</text:p>
      <text:p text:style-name="P17">Dans certains cas, vous souhaitez qu'un morceau de code s'exécute au moins une fois, puis boucle selon une condition spécifique après son exécution initiale. C'est là qu'intervient l' <text:span text:style-name="Source_20_Text"><text:span text:style-name="T13">do...while</text:span></text:span> instruction.</text:p>
      <text:p text:style-name="P18">UN</text:p>
      <text:p text:style-name="P19"><text:a xlink:type="simple" xlink:href="https://www.codecademy.com/resources/docs/javascript/loops?page_ref=catalog" office:target-frame-name="_blank" xlink:show="new" text:style-name="Internet_20_link" text:visited-style-name="Visited_20_Internet_20_Link"><draw:frame draw:style-name="fr1" draw:name="Frame12" text:anchor-type="char" svg:x="-264.557cm" svg:width="0.041cm" draw:z-index="11"><draw:text-box fo:min-height="0.041cm"><text:section text:style-name="Sect1" text:name=":r36:"><text:p text:style-name="P5">Preview: Docs Loading link description</text:p></text:section></draw:text-box></draw:frame><text:span text:style-name="Source_20_Text"><text:span text:style-name="T14">do...while</text:span></text:span></text:a></text:p>
      <text:p text:style-name="P19">Une instruction indique d'effectuer une tâche une fois, puis de la poursuivre jusqu'à ce qu'une condition spécifiée soit remplie. La syntaxe d'une <text:span text:style-name="Source_20_Text"><text:span text:style-name="T13">do...while</text:span></text:span>instruction est la suivante :</text:p>
      <text:p text:style-name="P20"><text:span text:style-name="Source_20_Text"><text:span text:style-name="T15">let countString</text:span></text:span><text:span text:style-name="Source_20_Text"><text:span text:style-name="T16"> = </text:span></text:span><text:span text:style-name="Source_20_Text"><text:span text:style-name="T17">''</text:span></text:span><text:span text:style-name="Source_20_Text"><text:span text:style-name="T16">;</text:span></text:span></text:p>
      <text:p text:style-name="P20"><text:span text:style-name="Source_20_Text"><text:span text:style-name="T15">let i</text:span></text:span><text:span text:style-name="Source_20_Text"><text:span text:style-name="T16"> = </text:span></text:span><text:span text:style-name="Source_20_Text"><text:span text:style-name="T18">0</text:span></text:span><text:span text:style-name="Source_20_Text"><text:span text:style-name="T16">;</text:span></text:span></text:p>
      <text:p text:style-name="P20"><text:span text:style-name="Source_20_Text"><text:span text:style-name="T15">do</text:span></text:span><text:span text:style-name="Source_20_Text"><text:span text:style-name="T16"> {</text:span></text:span></text:p>
      <text:p text:style-name="P20"><text:span text:style-name="Source_20_Text"><text:span text:style-name="T19">  </text:span></text:span><text:span text:style-name="Source_20_Text"><text:span text:style-name="T18">countString</text:span></text:span><text:span text:style-name="Source_20_Text"><text:span text:style-name="T16"> = </text:span></text:span><text:span text:style-name="Source_20_Text"><text:span text:style-name="T18">countString</text:span></text:span><text:span text:style-name="Source_20_Text"><text:span text:style-name="T16"> + </text:span></text:span><text:span text:style-name="Source_20_Text"><text:span text:style-name="T18">i</text:span></text:span><text:span text:style-name="Source_20_Text"><text:span text:style-name="T16">;</text:span></text:span></text:p>
      <text:p text:style-name="P20"><text:span text:style-name="Source_20_Text"><text:span text:style-name="T19">  </text:span></text:span><text:span text:style-name="Source_20_Text"><text:span text:style-name="T18">i</text:span></text:span><text:span text:style-name="Source_20_Text"><text:span text:style-name="T16">++;</text:span></text:span></text:p>
      <text:p text:style-name="P20"><text:soft-page-break/><text:span text:style-name="Source_20_Text"><text:span text:style-name="T16">} </text:span></text:span><text:span text:style-name="Source_20_Text"><text:span text:style-name="T15">while </text:span></text:span><text:span text:style-name="Source_20_Text"><text:span text:style-name="T16">(</text:span></text:span><text:span text:style-name="Source_20_Text"><text:span text:style-name="T18">i</text:span></text:span><text:span text:style-name="Source_20_Text"><text:span text:style-name="T16"> &lt; </text:span></text:span><text:span text:style-name="Source_20_Text"><text:span text:style-name="T18">5</text:span></text:span><text:span text:style-name="Source_20_Text"><text:span text:style-name="T16">);</text:span></text:span></text:p>
      <text:p text:style-name="P20"><text:span text:style-name="Source_20_Text"><text:span text:style-name="T18">console</text:span></text:span><text:span text:style-name="Source_20_Text"><text:span text:style-name="T16">.</text:span></text:span><text:span text:style-name="Source_20_Text"><text:span text:style-name="T20">log</text:span></text:span><text:span text:style-name="Source_20_Text"><text:span text:style-name="T16">(</text:span></text:span><text:span text:style-name="Source_20_Text"><text:span text:style-name="T18">countString</text:span></text:span><text:span text:style-name="Source_20_Text"><text:span text:style-name="T16">);</text:span></text:span></text:p>
      <text:p text:style-name="P17"><draw:frame draw:style-name="fr1" draw:name="Frame13" text:anchor-type="char" svg:x="-264.557cm" svg:width="0.041cm" draw:z-index="12"><draw:text-box fo:min-height="0.041cm"><text:p text:style-name="P5">Copy to Clipboard</text:p></draw:text-box></draw:frame>Dans cet exemple, le bloc de code modifie la variable en y <text:span text:style-name="Source_20_Text"><text:span text:style-name="T13">countString</text:span></text:span>ajoutant la chaîne de caractères. Le bloc de code suivant le mot-clé est d'abord exécuté une fois. La condition est ensuite évaluée. Si la condition est évaluée à , le bloc s'exécute à nouveau. La boucle s'arrête lorsque la condition est évaluée à .<text:span text:style-name="Source_20_Text"><text:span text:style-name="T13">idotruefalse</text:span></text:span></text:p>
      <text:p text:style-name="P17">Notez que les boucles <text:span text:style-name="Source_20_Text"><text:span text:style-name="T13">while</text:span></text:span>et <text:span text:style-name="Source_20_Text"><text:span text:style-name="T13">do...while</text:span></text:span>sont différentes ! Contrairement à la <text:span text:style-name="Source_20_Text"><text:span text:style-name="T13">while</text:span></text:span>boucle, <text:span text:style-name="Source_20_Text"><text:span text:style-name="T13">do...while</text:span></text:span>s'exécutera au moins une fois, que la condition soit évaluée à <text:span text:style-name="Source_20_Text"><text:span text:style-name="T13">true</text:span></text:span>.</text:p>
      <text:p text:style-name="P20"><text:span text:style-name="Source_20_Text"><text:span text:style-name="T15">const firstMessage</text:span></text:span><text:span text:style-name="Source_20_Text"><text:span text:style-name="T16"> = </text:span></text:span><text:span text:style-name="Source_20_Text"><text:span text:style-name="T17">'I will print!'</text:span></text:span><text:span text:style-name="Source_20_Text"><text:span text:style-name="T16">;</text:span></text:span></text:p>
      <text:p text:style-name="P20"><text:span text:style-name="Source_20_Text"><text:span text:style-name="T15">const secondMessage</text:span></text:span><text:span text:style-name="Source_20_Text"><text:span text:style-name="T16"> = </text:span></text:span><text:span text:style-name="Source_20_Text"><text:span text:style-name="T17">'I will not print!'</text:span></text:span><text:span text:style-name="Source_20_Text"><text:span text:style-name="T16">; </text:span></text:span></text:p>
      <text:p text:style-name="P20"><text:span text:style-name="Source_20_Text"><text:span text:style-name="T21">// A do while with a stopping condition that evaluates to false</text:span></text:span></text:p>
      <text:p text:style-name="P20"><text:span text:style-name="Source_20_Text"><text:span text:style-name="T15">do</text:span></text:span><text:span text:style-name="Source_20_Text"><text:span text:style-name="T16"> {</text:span></text:span></text:p>
      <text:p text:style-name="P20"><text:span text:style-name="Source_20_Text"><text:span text:style-name="T19"><text:s/></text:span></text:span><text:span text:style-name="Source_20_Text"><text:span text:style-name="T18">console</text:span></text:span><text:span text:style-name="Source_20_Text"><text:span text:style-name="T16">.</text:span></text:span><text:span text:style-name="Source_20_Text"><text:span text:style-name="T20">log</text:span></text:span><text:span text:style-name="Source_20_Text"><text:span text:style-name="T16">(</text:span></text:span><text:span text:style-name="Source_20_Text"><text:span text:style-name="T18">firstMessage</text:span></text:span><text:span text:style-name="Source_20_Text"><text:span text:style-name="T16">)</text:span></text:span></text:p>
      <text:p text:style-name="P20"><text:span text:style-name="Source_20_Text"><text:span text:style-name="T16">} </text:span></text:span><text:span text:style-name="Source_20_Text"><text:span text:style-name="T15">while </text:span></text:span><text:span text:style-name="Source_20_Text"><text:span text:style-name="T16">(</text:span></text:span><text:span text:style-name="Source_20_Text"><text:span text:style-name="T22">true</text:span></text:span><text:span text:style-name="Source_20_Text"><text:span text:style-name="T16"> === </text:span></text:span><text:span text:style-name="Source_20_Text"><text:span text:style-name="T22">false</text:span></text:span><text:span text:style-name="Source_20_Text"><text:span text:style-name="T16">);</text:span></text:span></text:p>
      <text:p text:style-name="P20"><text:span text:style-name="Source_20_Text"><text:span text:style-name="T21">// A while loop with a stopping condition that evaluates to false</text:span></text:span></text:p>
      <text:p text:style-name="P20"><text:span text:style-name="Source_20_Text"><text:span text:style-name="T15">while </text:span></text:span><text:span text:style-name="Source_20_Text"><text:span text:style-name="T16">(</text:span></text:span><text:span text:style-name="Source_20_Text"><text:span text:style-name="T22">true</text:span></text:span><text:span text:style-name="Source_20_Text"><text:span text:style-name="T16"> === </text:span></text:span><text:span text:style-name="Source_20_Text"><text:span text:style-name="T22">false</text:span></text:span><text:span text:style-name="Source_20_Text"><text:span text:style-name="T16">){</text:span></text:span></text:p>
      <text:p text:style-name="P20"><text:span text:style-name="Source_20_Text"><text:span text:style-name="T19">  </text:span></text:span><text:span text:style-name="Source_20_Text"><text:span text:style-name="T18">console</text:span></text:span><text:span text:style-name="Source_20_Text"><text:span text:style-name="T16">.</text:span></text:span><text:span text:style-name="Source_20_Text"><text:span text:style-name="T20">log</text:span></text:span><text:span text:style-name="Source_20_Text"><text:span text:style-name="T16">(</text:span></text:span><text:span text:style-name="Source_20_Text"><text:span text:style-name="T18">secondMessage</text:span></text:span><text:span text:style-name="Source_20_Text"><text:span text:style-name="T16">)</text:span></text:span></text:p>
      <text:p text:style-name="P20"><text:span text:style-name="Source_20_Text"><text:span text:style-name="T16">};</text:span></text:span></text:p>
      <text:p text:style-name="P17"><draw:frame draw:style-name="fr1" draw:name="Frame14" text:anchor-type="char" svg:x="-264.557cm" svg:width="0.041cm" draw:z-index="13"><draw:text-box fo:min-height="0.041cm"><text:p text:style-name="P5">Copy to Clipboard</text:p></draw:text-box></draw:frame><text:span text:style-name="Strong_20_Emphasis"><text:span text:style-name="T23">Remarque :</text:span></text:span> pour sortir d'une boucle infinie dans un exercice, <text:span text:style-name="Strong_20_Emphasis"><text:span text:style-name="T23">actualisez la page</text:span></text:span> , puis corrigez le code de votre ou vos boucles.</text:p>
      <text:p text:style-name="P19"/>
      <text:h text:style-name="P14" text:outline-level="3">La pause Mot-clé</text:h>
      <text:p text:style-name="P2">11 min</text:p>
      <text:p text:style-name="P9"><text:span text:style-name="T1">Imaginez que nous cherchions à adopter un chien. Nous prévoyons d'aller au refuge tous les jours pendant un an, puis nous abandonnons. Mais que se passerait-il si nous rencontrions le chien de nos rêves au 65e jour ? Nous ne voulons pas continuer à aller au refuge pendant les 300 prochains jours simplement parce que notre objectif initial était d'y aller pendant une année entière. Dans notre code, pour arrêter l'exécution d'une boucle même si la condition d'arrêt initiale n'est pas remplie, nous pouvons utiliser le mot-clé </text:span><text:span text:style-name="Source_20_Text"><text:span text:style-name="T4">break</text:span></text:span><text:span text:style-name="T1">.</text:span></text:p>
      <text:p text:style-name="P7">Le</text:p>
      <text:p text:style-name="P4"><text:a xlink:type="simple" xlink:href="https://www.codecademy.com/resources/docs/javascript/loops?page_ref=catalog" office:target-frame-name="_blank" xlink:show="new" text:style-name="Internet_20_link" text:visited-style-name="Visited_20_Internet_20_Link"><draw:frame draw:style-name="fr1" draw:name="Frame15" text:anchor-type="char" svg:x="-264.557cm" svg:width="0.041cm" draw:z-index="14"><draw:text-box fo:min-height="0.041cm"><text:section text:style-name="Sect1" text:name=":r3k:"><text:p text:style-name="P5">Aperçu : Docs Une boucle est un outil de programmation utilisé pour répéter un ensemble d'instructions.</text:p></text:section></draw:text-box></draw:frame><text:span text:style-name="Source_20_Text"><text:span text:style-name="T3">break</text:span></text:span><text:span text:style-name="T2">mot-clé</text:span></text:a></text:p>
      <text:p text:style-name="P2"><text:soft-page-break/>permet aux programmes de « sortir » de la boucle depuis l'intérieur du bloc de la boucle.</text:p>
      <text:p text:style-name="P9"><text:span text:style-name="T1">Voyons la syntaxe d’un </text:span><text:span text:style-name="Source_20_Text"><text:span text:style-name="T4">break</text:span></text:span><text:span text:style-name="T1">mot-clé :</text:span></text:p>
      <text:p text:style-name="P11"><text:span text:style-name="Source_20_Text"><text:span text:style-name="T5">for </text:span></text:span><text:span text:style-name="Source_20_Text"><text:span text:style-name="T6">(</text:span></text:span><text:span text:style-name="Source_20_Text"><text:span text:style-name="T5">let i</text:span></text:span><text:span text:style-name="Source_20_Text"><text:span text:style-name="T6"> = </text:span></text:span><text:span text:style-name="Source_20_Text"><text:span text:style-name="T7">0</text:span></text:span><text:span text:style-name="Source_20_Text"><text:span text:style-name="T6">; </text:span></text:span><text:span text:style-name="Source_20_Text"><text:span text:style-name="T7">i</text:span></text:span><text:span text:style-name="Source_20_Text"><text:span text:style-name="T6"> &lt; </text:span></text:span><text:span text:style-name="Source_20_Text"><text:span text:style-name="T7">99</text:span></text:span><text:span text:style-name="Source_20_Text"><text:span text:style-name="T6">; </text:span></text:span><text:span text:style-name="Source_20_Text"><text:span text:style-name="T7">i</text:span></text:span><text:span text:style-name="Source_20_Text"><text:span text:style-name="T6">++) {</text:span></text:span></text:p>
      <text:p text:style-name="P11"><text:span text:style-name="Source_20_Text"><text:span text:style-name="T8">  </text:span></text:span><text:span text:style-name="Source_20_Text"><text:span text:style-name="T5">if</text:span></text:span><text:span text:style-name="Source_20_Text"><text:span text:style-name="T6"> (</text:span></text:span><text:span text:style-name="Source_20_Text"><text:span text:style-name="T7">i</text:span></text:span><text:span text:style-name="Source_20_Text"><text:span text:style-name="T6"> &gt; </text:span></text:span><text:span text:style-name="Source_20_Text"><text:span text:style-name="T7">2</text:span></text:span><text:span text:style-name="Source_20_Text"><text:span text:style-name="T6"> ) {</text:span></text:span></text:p>
      <text:p text:style-name="P11"><text:span text:style-name="Source_20_Text"><text:span text:style-name="T8">     </text:span></text:span><text:span text:style-name="Source_20_Text"><text:span text:style-name="T5">break</text:span></text:span><text:span text:style-name="Source_20_Text"><text:span text:style-name="T6">;</text:span></text:span></text:p>
      <text:p text:style-name="P11"><text:span text:style-name="Source_20_Text"><text:span text:style-name="T8">  </text:span></text:span><text:span text:style-name="Source_20_Text"><text:span text:style-name="T6">}</text:span></text:span></text:p>
      <text:p text:style-name="P11"><text:span text:style-name="Source_20_Text"><text:span text:style-name="T8">  </text:span></text:span><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10">'Banana.'</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console</text:span></text:span><text:span text:style-name="Source_20_Text"><text:span text:style-name="T6">.</text:span></text:span><text:span text:style-name="Source_20_Text"><text:span text:style-name="T9">log</text:span></text:span><text:span text:style-name="Source_20_Text"><text:span text:style-name="T6">(</text:span></text:span><text:span text:style-name="Source_20_Text"><text:span text:style-name="T10">'Orange you glad I broke out the loop!'</text:span></text:span><text:span text:style-name="Source_20_Text"><text:span text:style-name="T6">);</text:span></text:span></text:p>
      <text:p text:style-name="P7"><draw:frame draw:style-name="fr1" draw:name="Frame16" text:anchor-type="char" svg:x="-264.557cm" svg:width="0.041cm" draw:z-index="15"><draw:text-box fo:min-height="0.041cm"><text:p text:style-name="P5">Copy to Clipboard</text:p></draw:text-box></draw:frame>Voici le résultat du code ci-dessus :</text:p>
      <text:p text:style-name="P11"><text:span text:style-name="Source_20_Text"><text:span text:style-name="T6">Banana.</text:span></text:span></text:p>
      <text:p text:style-name="P11"><text:span text:style-name="Source_20_Text"><text:span text:style-name="T6">Banana.</text:span></text:span></text:p>
      <text:p text:style-name="P11"><text:span text:style-name="Source_20_Text"><text:span text:style-name="T6">Banana.</text:span></text:span></text:p>
      <text:p text:style-name="P11"><text:span text:style-name="Source_20_Text"><text:span text:style-name="T6">Orange you glad I broke out the loop!</text:span></text:span></text:p>
      <text:p text:style-name="P9"><draw:frame draw:style-name="fr1" draw:name="Frame17" text:anchor-type="char" svg:x="-264.557cm" svg:width="0.041cm" draw:z-index="16"><draw:text-box fo:min-height="0.041cm"><text:p text:style-name="P5">Copy to Clipboard</text:p></draw:text-box></draw:frame><text:span text:style-name="Source_20_Text"><text:span text:style-name="T4">break</text:span></text:span><text:span text:style-name="T1"> </text:span></text:p>
      <text:p text:style-name="P4"><text:a xlink:type="simple" xlink:href="https://www.codecademy.com/resources/docs/javascript/statements" office:target-frame-name="_blank" xlink:show="new" text:style-name="Internet_20_link" text:visited-style-name="Visited_20_Internet_20_Link"><draw:frame draw:style-name="fr1" draw:name="Frame18" text:anchor-type="char" svg:x="-264.557cm" svg:width="0.041cm" draw:z-index="17"><draw:text-box fo:min-height="0.041cm"><text:section text:style-name="Sect1" text:name=":r40:"><text:p text:style-name="P5">Aperçu : Documents Chargement de la description du lien</text:p></text:section></draw:text-box></draw:frame><text:span text:style-name="T2">déclarations</text:span></text:a></text:p>
      <text:p text:style-name="P2">Cela peut être particulièrement utile lorsque nous parcourons de grandes structures de données ! Grâce aux pauses, nous pouvons ajouter des conditions de test en plus de la condition d'arrêt et quitter la boucle lorsqu'elles sont remplies.</text:p>
      <text:h text:style-name="P21" text:outline-level="1">La boucle pour...de</text:h>
      <text:p text:style-name="P22">Une syntaxe plus propre pour parcourir les éléments, un par un.</text:p>
      <text:h text:style-name="P23" text:outline-level="2"><text:bookmark text:name="heading-introduction"/>Introduction</text:h>
      <text:p text:style-name="P24"><text:span text:style-name="T24">Une tâche courante en programmation consiste à itérer sur des tableaux ou des objets similaires. En tant que programmeur JavaScript, vous connaissez peut-être déjà la</text:span><text:span text:style-name="T25"> </text:span><text:span text:style-name="Source_20_Text"><text:span text:style-name="T26">for</text:span></text:span><text:span text:style-name="T24">boucle. Cette boucle nécessite un compteur, une instruction d'itération et une condition d'arrêt pour contrôler la boucle. Bien que puissante, cette</text:span><text:span text:style-name="T25"> </text:span><text:span text:style-name="Source_20_Text"><text:span text:style-name="T26">for</text:span></text:span><text:span text:style-name="T24">boucle peut être un peu complexe à configurer, engendrer des risques d'erreur et générer un code difficile à lire.</text:span></text:p>
      <text:p text:style-name="P24"><text:soft-page-break/><text:span text:style-name="T25">Po</text:span><text:span text:style-name="T24">ur remédier à certaines</text:span><text:span text:style-name="T25"> </text:span><text:span text:style-name="Source_20_Text"><text:span text:style-name="T26">for</text:span></text:span><text:span text:style-name="T25">l</text:span><text:span text:style-name="T24">acunes de la boucle, la </text:span><text:a xlink:type="simple" xlink:href="https://www.codecademy.com/articles/javascript-versions" office:target-frame-name="_blank" xlink:show="new" text:style-name="Internet_20_link" text:visited-style-name="Visited_20_Internet_20_Link"><text:span text:style-name="T27">version ES6</text:span></text:a><text:span text:style-name="T24"> de JavaScript a introduit une boucle plus courte et plus concise </text:span><text:span text:style-name="Source_20_Text"><text:span text:style-name="T26">for...of</text:span></text:span><text:span text:style-name="T24">. Cet article présente les avantages des </text:span><text:span text:style-name="Source_20_Text"><text:span text:style-name="T26">for...of</text:span></text:span><text:span text:style-name="T25">b</text:span><text:span text:style-name="T24">oucles et explique comment</text:span><text:span text:style-name="T25"> </text:span><text:span text:style-name="Source_20_Text"><text:span text:style-name="T26">for...of</text:span></text:span><text:span text:style-name="T24">les utiliser pour parcourir des tableaux et des chaînes.</text:span></text:p>
      <text:h text:style-name="P25" text:outline-level="2"><text:bookmark text:name="heading-for-loop-vs-forof-loop"/>boucle for vs boucle for…of</text:h>
      <text:p text:style-name="P24"><text:span text:style-name="T24">Voici un exemple d'itération sur chaque élément d'un tableau à l'aide d'une</text:span><text:span text:style-name="T25"> </text:span><text:span text:style-name="Source_20_Text"><text:span text:style-name="T26">for</text:span></text:span><text:span text:style-name="T24">boucle traditionnelle avec une variable d'index :</text:span></text:p>
      <text:p text:style-name="P26"><text:span text:style-name="Source_20_Text"><text:span text:style-name="T28">const hobbies</text:span></text:span><text:span text:style-name="Source_20_Text"><text:span text:style-name="T29"> = [</text:span></text:span><text:span text:style-name="Source_20_Text"><text:span text:style-name="T30">'singing'</text:span></text:span><text:span text:style-name="Source_20_Text"><text:span text:style-name="T29">, </text:span></text:span><text:span text:style-name="Source_20_Text"><text:span text:style-name="T30">'eating'</text:span></text:span><text:span text:style-name="Source_20_Text"><text:span text:style-name="T29">, </text:span></text:span><text:span text:style-name="Source_20_Text"><text:span text:style-name="T30">'quidditch'</text:span></text:span><text:span text:style-name="Source_20_Text"><text:span text:style-name="T29">, </text:span></text:span><text:span text:style-name="Source_20_Text"><text:span text:style-name="T30">'writing'</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let i</text:span></text:span><text:span text:style-name="Source_20_Text"><text:span text:style-name="T29"> = </text:span></text:span><text:span text:style-name="Source_20_Text"><text:span text:style-name="T32">0</text:span></text:span><text:span text:style-name="Source_20_Text"><text:span text:style-name="T29">; </text:span></text:span><text:span text:style-name="Source_20_Text"><text:span text:style-name="T32">i</text:span></text:span><text:span text:style-name="Source_20_Text"><text:span text:style-name="T29"> &lt; </text:span></text:span><text:span text:style-name="Source_20_Text"><text:span text:style-name="T32">hobbies</text:span></text:span><text:span text:style-name="Source_20_Text"><text:span text:style-name="T29">.</text:span></text:span><text:span text:style-name="Source_20_Text"><text:span text:style-name="T33">length</text:span></text:span><text:span text:style-name="Source_20_Text"><text:span text:style-name="T29">; </text:span></text:span><text:span text:style-name="Source_20_Text"><text:span text:style-name="T32">i</text:span></text:span><text:span text:style-name="Source_20_Text"><text:span text:style-name="T29">++) {</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0">`I enjoy </text:span></text:span><text:span text:style-name="Source_20_Text"><text:span text:style-name="T29">${</text:span></text:span><text:span text:style-name="Source_20_Text"><text:span text:style-name="T32">hobbies</text:span></text:span><text:span text:style-name="Source_20_Text"><text:span text:style-name="T29">[</text:span></text:span><text:span text:style-name="Source_20_Text"><text:span text:style-name="T32">i</text:span></text:span><text:span text:style-name="Source_20_Text"><text:span text:style-name="T29">]}</text:span></text:span><text:span text:style-name="Source_20_Text"><text:span text:style-name="T30">.`</text:span></text:span><text:span text:style-name="Source_20_Text"><text:span text:style-name="T29">);</text:span></text:span></text:p>
      <text:p text:style-name="P26"><text:span text:style-name="Source_20_Text"><text:span text:style-name="T29">}</text:span></text:span></text:p>
      <text:p text:style-name="P24"><text:span text:style-name="T24">Et voici un exemple d'itération sur le même tableau à l'aide d'une </text:span><text:span text:style-name="Source_20_Text"><text:span text:style-name="T26">for...of</text:span></text:span><text:span text:style-name="T24">boucle :</text:span></text:p>
      <text:p text:style-name="P26"><text:span text:style-name="Source_20_Text"><text:span text:style-name="T28">const hobbies</text:span></text:span><text:span text:style-name="Source_20_Text"><text:span text:style-name="T29"> = [</text:span></text:span><text:span text:style-name="Source_20_Text"><text:span text:style-name="T30">'singing'</text:span></text:span><text:span text:style-name="Source_20_Text"><text:span text:style-name="T29">, </text:span></text:span><text:span text:style-name="Source_20_Text"><text:span text:style-name="T30">'eating'</text:span></text:span><text:span text:style-name="Source_20_Text"><text:span text:style-name="T29">, </text:span></text:span><text:span text:style-name="Source_20_Text"><text:span text:style-name="T30">'quidditch'</text:span></text:span><text:span text:style-name="Source_20_Text"><text:span text:style-name="T29">, </text:span></text:span><text:span text:style-name="Source_20_Text"><text:span text:style-name="T30">'writing'</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const hobby</text:span></text:span><text:span text:style-name="Source_20_Text"><text:span text:style-name="T29"> </text:span></text:span><text:span text:style-name="Source_20_Text"><text:span text:style-name="T28">of</text:span></text:span><text:span text:style-name="Source_20_Text"><text:span text:style-name="T29"> </text:span></text:span><text:span text:style-name="Source_20_Text"><text:span text:style-name="T28">hobbies</text:span></text:span><text:span text:style-name="Source_20_Text"><text:span text:style-name="T29">) {</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0">`I enjoy </text:span></text:span><text:span text:style-name="Source_20_Text"><text:span text:style-name="T29">${</text:span></text:span><text:span text:style-name="Source_20_Text"><text:span text:style-name="T32">hobby</text:span></text:span><text:span text:style-name="Source_20_Text"><text:span text:style-name="T29">}</text:span></text:span><text:span text:style-name="Source_20_Text"><text:span text:style-name="T30">.`</text:span></text:span><text:span text:style-name="Source_20_Text"><text:span text:style-name="T29">);</text:span></text:span></text:p>
      <text:p text:style-name="P26"><text:span text:style-name="Source_20_Text"><text:span text:style-name="T29">}</text:span></text:span></text:p>
      <text:p text:style-name="P27">Les deux exemples impriment la même chose :</text:p>
      <text:p text:style-name="P26"><text:span text:style-name="Source_20_Text"><text:span text:style-name="T29">I enjoy singing.</text:span></text:span></text:p>
      <text:p text:style-name="P26"><text:span text:style-name="Source_20_Text"><text:span text:style-name="T29">I enjoy eating.</text:span></text:span></text:p>
      <text:p text:style-name="P26"><text:span text:style-name="Source_20_Text"><text:span text:style-name="T29">I enjoy quidditch.</text:span></text:span></text:p>
      <text:p text:style-name="P26"><text:span text:style-name="Source_20_Text"><text:span text:style-name="T29">I enjoy writing.</text:span></text:span></text:p>
      <text:p text:style-name="P24"><text:span text:style-name="T24">Notez que la</text:span><text:span text:style-name="T25"> </text:span><text:span text:style-name="Source_20_Text"><text:span text:style-name="T26">for...of</text:span></text:span><text:span text:style-name="T24">boucle a une syntaxe plus simple, ce qui peut être bénéfique pour la lisibilité du code, en particulier dans les applications plus grandes et plus complexes.</text:span></text:p>
      <text:h text:style-name="P25" text:outline-level="2"><text:bookmark text:name="heading-iterating-through-an-array"/>Itération dans un tableau</text:h>
      <text:p text:style-name="P24"><text:span text:style-name="T24">L'une des principales utilisations de la </text:span><text:span text:style-name="Source_20_Text"><text:span text:style-name="T26">for...of</text:span></text:span><text:span text:style-name="T24">boucle est l'itération des éléments d'un tableau. Décomposons la syntaxe avec un nouvel exemple :</text:span></text:p>
      <text:p text:style-name="P26"><text:span text:style-name="Source_20_Text"><text:span text:style-name="T28">const fruits</text:span></text:span><text:span text:style-name="Source_20_Text"><text:span text:style-name="T29"> = [</text:span></text:span><text:span text:style-name="Source_20_Text"><text:span text:style-name="T30">'oranges'</text:span></text:span><text:span text:style-name="Source_20_Text"><text:span text:style-name="T29">, </text:span></text:span><text:span text:style-name="Source_20_Text"><text:span text:style-name="T30">'apples'</text:span></text:span><text:span text:style-name="Source_20_Text"><text:span text:style-name="T29">, </text:span></text:span><text:span text:style-name="Source_20_Text"><text:span text:style-name="T30">'grapes'</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const fruit</text:span></text:span><text:span text:style-name="Source_20_Text"><text:span text:style-name="T29"> </text:span></text:span><text:span text:style-name="Source_20_Text"><text:span text:style-name="T28">of</text:span></text:span><text:span text:style-name="Source_20_Text"><text:span text:style-name="T29"> </text:span></text:span><text:span text:style-name="Source_20_Text"><text:span text:style-name="T28">fruits</text:span></text:span><text:span text:style-name="Source_20_Text"><text:span text:style-name="T29">) {</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2">fruit</text:span></text:span><text:span text:style-name="Source_20_Text"><text:span text:style-name="T29">);</text:span></text:span></text:p>
      <text:p text:style-name="P26"><text:span text:style-name="Source_20_Text"><text:span text:style-name="T29">}</text:span></text:span></text:p>
      <text:p text:style-name="P27">Ce qui imprime :</text:p>
      <text:p text:style-name="P26"><text:span text:style-name="Source_20_Text"><text:span text:style-name="T29">oranges</text:span></text:span></text:p>
      <text:p text:style-name="P26"><text:span text:style-name="Source_20_Text"><text:span text:style-name="T29">apples</text:span></text:span></text:p>
      <text:p text:style-name="P26"><text:span text:style-name="Source_20_Text"><text:span text:style-name="T29">grapes</text:span></text:span></text:p>
      <text:p text:style-name="P28">Décomposons l’exemple :</text:p>
      <text:list text:style-name="L5">
        <text:list-item>
          <text:p text:style-name="P29"><text:soft-page-break/><text:span text:style-name="T24">Dans notre extrait de code, nous avons</text:span><text:span text:style-name="T25"> </text:span><text:span text:style-name="Source_20_Text"><text:span text:style-name="T26">fruits</text:span></text:span><text:span text:style-name="T25">,</text:span><text:span text:style-name="T24"> qui est le tableau sur lequel nous voulons parcourir.</text:span></text:p>
        </text:list-item>
        <text:list-item>
          <text:p text:style-name="P29"><text:span text:style-name="T24">Nous avons configuré notre</text:span><text:span text:style-name="T25"> </text:span><text:span text:style-name="Source_20_Text"><text:span text:style-name="T26">for...of</text:span></text:span><text:span text:style-name="T24">boucle : </text:span><text:span text:style-name="Source_20_Text"><text:span text:style-name="T26">for (const fruit of fruits)</text:span></text:span><text:span text:style-name="T25">.</text:span><text:span text:style-name="T24"> Cela spécifie que nous allons parcourir le tableau (</text:span><text:span text:style-name="T25"> </text:span><text:span text:style-name="Source_20_Text"><text:span text:style-name="T26">fruits</text:span></text:span><text:span text:style-name="T24">) pour chaque élément (</text:span><text:span text:style-name="T25"> </text:span><text:span text:style-name="Source_20_Text"><text:span text:style-name="T26">fruit</text:span></text:span><text:span text:style-name="T25">)</text:span><text:span text:style-name="T24"> du tableau.</text:span></text:p>
        </text:list-item>
        <text:list-item>
          <text:p text:style-name="P29"><text:span text:style-name="T24">Une valeur différente est attribuée à la variable</text:span><text:span text:style-name="T25"> </text:span><text:span text:style-name="Source_20_Text"><text:span text:style-name="T26">fruit</text:span></text:span><text:span text:style-name="T25">à</text:span><text:span text:style-name="T24"> chaque itération de la boucle. Elle peut être déclarée avec les mots-clés :</text:span><text:span text:style-name="T25"> </text:span><text:span text:style-name="Source_20_Text"><text:span text:style-name="T26">const</text:span></text:span><text:span text:style-name="T25">, </text:span><text:span text:style-name="Source_20_Text"><text:span text:style-name="T26">let</text:span></text:span><text:span text:style-name="T24">, ou</text:span><text:span text:style-name="T25"> </text:span><text:span text:style-name="Source_20_Text"><text:span text:style-name="T26">var</text:span></text:span><text:span text:style-name="T25">.</text:span><text:span text:style-name="T24"> Vous pouvez donner à la variable un nom quelconque, mais il est conseillé d'utiliser un nom lié à l'objet itérable. Dans l'exemple, la variable d'espace réservé utilise la forme singulière d'un tableau pluriel, </text:span><text:span text:style-name="Source_20_Text"><text:span text:style-name="T26">fruit</text:span></text:span><text:span text:style-name="T25">de </text:span><text:span text:style-name="Source_20_Text"><text:span text:style-name="T26">fruits</text:span></text:span><text:span text:style-name="T25">.</text:span><text:span text:style-name="T24"> Voici d'autres exemples :</text:span><text:span text:style-name="T25"> </text:span><text:span text:style-name="Source_20_Text"><text:span text:style-name="T26">person</text:span></text:span><text:span text:style-name="T24">d'un </text:span><text:span text:style-name="Source_20_Text"><text:span text:style-name="T26">people</text:span></text:span><text:span text:style-name="T25">t</text:span><text:span text:style-name="T24">ableau,</text:span><text:span text:style-name="T25"> </text:span><text:span text:style-name="Source_20_Text"><text:span text:style-name="T26">puppy</text:span></text:span><text:span text:style-name="T24">d'un</text:span><text:span text:style-name="T25"> </text:span><text:span text:style-name="Source_20_Text"><text:span text:style-name="T26">puppies</text:span></text:span><text:span text:style-name="T24">tableau, etc.</text:span></text:p>
        </text:list-item>
        <text:list-item>
          <text:p text:style-name="P30">Pour chaque élément du tableau, nous imprimons la valeur sur la console.</text:p>
        </text:list-item>
        <text:list-item>
          <text:p text:style-name="P30">La boucle commencera par le premier élément du tableau et s'arrêtera sur le dernier élément.</text:p>
        </text:list-item>
      </text:list>
      <text:p text:style-name="P24"><text:span text:style-name="T24">Il n'est pas nécessaire de configurer des variables supplémentaires pour stocker un index avec</text:span><text:span text:style-name="T25"> </text:span><text:span text:style-name="T24">une </text:span><text:span text:style-name="Source_20_Text"><text:span text:style-name="T26">for...of</text:span></text:span><text:span text:style-name="T24">boucle. La boucle parcourt chaque élément de l'objet itérable et s'arrête lorsqu'elle atteint le dernier élément ; vous n'avez donc pas besoin de suivre le nombre d'éléments du tableau. Dans notre exemple, nous avons utilisé un tableau, mais</text:span><text:span text:style-name="T25"> </text:span><text:span text:style-name="Source_20_Text"><text:span text:style-name="T26">for...of</text:span></text:span><text:span text:style-name="T25">l</text:span><text:span text:style-name="T24">es boucles fonctionnent également avec les chaînes, les ensembles et autres objets de type tableau.</text:span></text:p>
      <text:p text:style-name="P24"><text:span text:style-name="T24">Par conséquent, vous devriez opter pour une</text:span><text:span text:style-name="T25"> </text:span><text:span text:style-name="Source_20_Text"><text:span text:style-name="T26">for</text:span></text:span><text:span text:style-name="T25">b</text:span><text:span text:style-name="T24">oucle standard si vous devez accéder aux indices ou si vous avez besoin d'un contrôle plus précis pour déterminer les éléments sur lesquels vous souhaitez effectuer une boucle.</text:span></text:p>
      <text:h text:style-name="P25" text:outline-level="2"><text:bookmark text:name="heading-iterating-through-a-string"/>Itération sur une chaîne</text:h>
      <text:p text:style-name="P24"><text:span text:style-name="T24">La fonction </text:span><text:span text:style-name="Source_20_Text"><text:span text:style-name="T26">for...of</text:span></text:span><text:span text:style-name="T25">p</text:span><text:span text:style-name="T24">eut également être utilisée pour parcourir des chaînes. Voici un exemple :</text:span></text:p>
      <text:p text:style-name="P26"><text:span text:style-name="Source_20_Text"><text:span text:style-name="T28">const username</text:span></text:span><text:span text:style-name="Source_20_Text"><text:span text:style-name="T29"> = </text:span></text:span><text:span text:style-name="Source_20_Text"><text:span text:style-name="T30">'joe'</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const char</text:span></text:span><text:span text:style-name="Source_20_Text"><text:span text:style-name="T29"> </text:span></text:span><text:span text:style-name="Source_20_Text"><text:span text:style-name="T28">of</text:span></text:span><text:span text:style-name="Source_20_Text"><text:span text:style-name="T29"> </text:span></text:span><text:span text:style-name="Source_20_Text"><text:span text:style-name="T28">username</text:span></text:span><text:span text:style-name="Source_20_Text"><text:span text:style-name="T29">) {</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2">char</text:span></text:span><text:span text:style-name="Source_20_Text"><text:span text:style-name="T29">);</text:span></text:span></text:p>
      <text:p text:style-name="P26"><text:span text:style-name="Source_20_Text"><text:span text:style-name="T29">}</text:span></text:span></text:p>
      <text:p text:style-name="P28">Ce q<text:span text:style-name="T24">ui imprime :</text:span></text:p>
      <text:p text:style-name="P26"><text:span text:style-name="Source_20_Text"><text:span text:style-name="T34">j</text:span></text:span></text:p>
      <text:p text:style-name="P26"><text:span text:style-name="Source_20_Text"><text:span text:style-name="T29">o</text:span></text:span></text:p>
      <text:p text:style-name="P26"><text:soft-page-break/><text:span text:style-name="Source_20_Text"><text:span text:style-name="T29">e</text:span></text:span><text:span text:style-name="T34"/></text:p>
      <text:p text:style-name="P24"><text:span text:style-name="T24">Notez les similitudes entre l'itération sur une chaîne et l'itération sur un tableau.</text:span><text:span text:style-name="T25"> </text:span><text:span text:style-name="T24">La </text:span><text:span text:style-name="Source_20_Text"><text:span text:style-name="T26">for...of</text:span></text:span><text:span text:style-name="T25">s</text:span><text:span text:style-name="T24">tructure de la boucle reste la même, quel que soit l'objet itérable utilisé.</text:span></text:p>
      <text:h text:style-name="P25" text:outline-level="2"><text:bookmark text:name="heading-break-and-continue"/>Pause et Continuer</text:h>
      <text:p text:style-name="P24"><text:span text:style-name="Source_20_Text"><text:span text:style-name="T26">for...of</text:span></text:span><text:span text:style-name="T25">p</text:span><text:span text:style-name="T24">résente l'avantage de configurer automatiquement la plupart des paramètres de boucle, mais il est parfois nécessaire de reprendre le contrôle de la gestion des itérations. Une solution consiste à utiliser les</text:span><text:span text:style-name="T25"> </text:span><text:span text:style-name="Source_20_Text"><text:span text:style-name="T26">break</text:span></text:span><text:span text:style-name="T25">i</text:span><text:span text:style-name="T24">nstructions JavaScript</text:span><text:span text:style-name="T25"> </text:span><text:span text:style-name="Source_20_Text"><text:span text:style-name="T26">continue</text:span></text:span><text:span text:style-name="T24">.</text:span></text:p>
      <text:p text:style-name="P24"><text:span text:style-name="T24">Cette</text:span><text:span text:style-name="T25"> </text:span><text:span text:style-name="Source_20_Text"><text:span text:style-name="T26">break</text:span></text:span><text:span text:style-name="T25">i</text:span><text:span text:style-name="T24">nstruction peut être utilisée pour sortir d'une boucle. Par exemple :</text:span></text:p>
      <text:p text:style-name="P26"><text:span text:style-name="Source_20_Text"><text:span text:style-name="T28">const strangeBirds</text:span></text:span><text:span text:style-name="Source_20_Text"><text:span text:style-name="T29"> = [</text:span></text:span><text:span text:style-name="Source_20_Text"><text:span text:style-name="T30">'Shoebill'</text:span></text:span><text:span text:style-name="Source_20_Text"><text:span text:style-name="T29">, </text:span></text:span><text:span text:style-name="Source_20_Text"><text:span text:style-name="T30">'Cockatrice'</text:span></text:span><text:span text:style-name="Source_20_Text"><text:span text:style-name="T29">, </text:span></text:span><text:span text:style-name="Source_20_Text"><text:span text:style-name="T30">'Basan'</text:span></text:span><text:span text:style-name="Source_20_Text"><text:span text:style-name="T29">, </text:span></text:span><text:span text:style-name="Source_20_Text"><text:span text:style-name="T30">'Terrorbird'</text:span></text:span><text:span text:style-name="Source_20_Text"><text:span text:style-name="T29">, </text:span></text:span><text:span text:style-name="Source_20_Text"><text:span text:style-name="T30">'Parotia'</text:span></text:span><text:span text:style-name="Source_20_Text"><text:span text:style-name="T29">, </text:span></text:span><text:span text:style-name="Source_20_Text"><text:span text:style-name="T30">'Kakapo'</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const bird</text:span></text:span><text:span text:style-name="Source_20_Text"><text:span text:style-name="T29"> </text:span></text:span><text:span text:style-name="Source_20_Text"><text:span text:style-name="T28">of</text:span></text:span><text:span text:style-name="Source_20_Text"><text:span text:style-name="T29"> </text:span></text:span><text:span text:style-name="Source_20_Text"><text:span text:style-name="T28">strangeBirds</text:span></text:span><text:span text:style-name="Source_20_Text"><text:span text:style-name="T29">) {</text:span></text:span></text:p>
      <text:p text:style-name="P26"><text:span text:style-name="Source_20_Text"><text:span text:style-name="T31">  </text:span></text:span><text:span text:style-name="Source_20_Text"><text:span text:style-name="T28">if</text:span></text:span><text:span text:style-name="Source_20_Text"><text:span text:style-name="T29"> (</text:span></text:span><text:span text:style-name="Source_20_Text"><text:span text:style-name="T32">bird</text:span></text:span><text:span text:style-name="Source_20_Text"><text:span text:style-name="T29"> === </text:span></text:span><text:span text:style-name="Source_20_Text"><text:span text:style-name="T30">'Basan'</text:span></text:span><text:span text:style-name="Source_20_Text"><text:span text:style-name="T29">){ </text:span></text:span></text:p>
      <text:p text:style-name="P26"><text:span text:style-name="Source_20_Text"><text:span text:style-name="T31">    </text:span></text:span><text:span text:style-name="Source_20_Text"><text:span text:style-name="T28">break</text:span></text:span><text:span text:style-name="Source_20_Text"><text:span text:style-name="T29">; </text:span></text:span></text:p>
      <text:p text:style-name="P26"><text:span text:style-name="Source_20_Text"><text:span text:style-name="T31">  </text:span></text:span><text:span text:style-name="Source_20_Text"><text:span text:style-name="T29">}</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2">bird</text:span></text:span><text:span text:style-name="Source_20_Text"><text:span text:style-name="T29">);</text:span></text:span></text:p>
      <text:p text:style-name="P26"><text:span text:style-name="Source_20_Text"><text:span text:style-name="T29">}</text:span></text:span></text:p>
      <text:p text:style-name="P31"><text:span text:style-name="T25">Le tableau sera parcouru jusqu'à rencontrer le grand </text:span><text:a xlink:type="simple" xlink:href="https://en.wikipedia.org/wiki/Basan_(legendary_bird)" office:target-frame-name="_blank" xlink:show="new" text:style-name="Internet_20_link" text:visited-style-name="Visited_20_Internet_20_Link"><text:span text:style-name="T35">Basan</text:span></text:a><text:span text:style-name="T25"> mythique , puis il quittera. Le résultat </text:span><text:span text:style-name="T24">sera :</text:span></text:p>
      <text:p text:style-name="P26"><text:span text:style-name="Source_20_Text"><text:span text:style-name="T29">Shoebill</text:span></text:span></text:p>
      <text:p text:style-name="P26"><text:span text:style-name="Source_20_Text"><text:span text:style-name="T29">Cockatrice</text:span></text:span></text:p>
      <text:p text:style-name="P24"><text:span text:style-name="T24">Cette</text:span><text:span text:style-name="T25"> </text:span><text:span text:style-name="Source_20_Text"><text:span text:style-name="T26">continue</text:span></text:span><text:span text:style-name="T25">i</text:span><text:span text:style-name="T24">nstruction permet de sauter une itération de la boucle. Par exemple :</text:span></text:p>
      <text:p text:style-name="P26"><text:span text:style-name="Source_20_Text"><text:span text:style-name="T28">const strangeBirds</text:span></text:span><text:span text:style-name="Source_20_Text"><text:span text:style-name="T29"> = [</text:span></text:span><text:span text:style-name="Source_20_Text"><text:span text:style-name="T30">'Shoebill'</text:span></text:span><text:span text:style-name="Source_20_Text"><text:span text:style-name="T29">, </text:span></text:span><text:span text:style-name="Source_20_Text"><text:span text:style-name="T30">'Cockatrice'</text:span></text:span><text:span text:style-name="Source_20_Text"><text:span text:style-name="T29">, </text:span></text:span><text:span text:style-name="Source_20_Text"><text:span text:style-name="T30">'Basan'</text:span></text:span><text:span text:style-name="Source_20_Text"><text:span text:style-name="T29">, </text:span></text:span><text:span text:style-name="Source_20_Text"><text:span text:style-name="T30">'Cow'</text:span></text:span><text:span text:style-name="Source_20_Text"><text:span text:style-name="T29">, </text:span></text:span><text:span text:style-name="Source_20_Text"><text:span text:style-name="T30">'Terrorbird'</text:span></text:span><text:span text:style-name="Source_20_Text"><text:span text:style-name="T29">, </text:span></text:span><text:span text:style-name="Source_20_Text"><text:span text:style-name="T30">'Parotia'</text:span></text:span><text:span text:style-name="Source_20_Text"><text:span text:style-name="T29">, </text:span></text:span><text:span text:style-name="Source_20_Text"><text:span text:style-name="T30">'Kakapo'</text:span></text:span><text:span text:style-name="Source_20_Text"><text:span text:style-name="T29">];</text:span></text:span></text:p>
      <text:p text:style-name="P26"><text:span text:style-name="Source_20_Text"><text:span text:style-name="T31"><text:s/></text:span></text:span></text:p>
      <text:p text:style-name="P26"><text:span text:style-name="Source_20_Text"><text:span text:style-name="T28">for </text:span></text:span><text:span text:style-name="Source_20_Text"><text:span text:style-name="T29">(</text:span></text:span><text:span text:style-name="Source_20_Text"><text:span text:style-name="T28">const bird</text:span></text:span><text:span text:style-name="Source_20_Text"><text:span text:style-name="T29"> </text:span></text:span><text:span text:style-name="Source_20_Text"><text:span text:style-name="T28">of</text:span></text:span><text:span text:style-name="Source_20_Text"><text:span text:style-name="T29"> </text:span></text:span><text:span text:style-name="Source_20_Text"><text:span text:style-name="T28">strangeBirds</text:span></text:span><text:span text:style-name="Source_20_Text"><text:span text:style-name="T29">) {</text:span></text:span></text:p>
      <text:p text:style-name="P26"><text:span text:style-name="Source_20_Text"><text:span text:style-name="T31">  </text:span></text:span><text:span text:style-name="Source_20_Text"><text:span text:style-name="T28">if</text:span></text:span><text:span text:style-name="Source_20_Text"><text:span text:style-name="T29">  (</text:span></text:span><text:span text:style-name="Source_20_Text"><text:span text:style-name="T32">bird</text:span></text:span><text:span text:style-name="Source_20_Text"><text:span text:style-name="T29"> === </text:span></text:span><text:span text:style-name="Source_20_Text"><text:span text:style-name="T30">'Cow'</text:span></text:span><text:span text:style-name="Source_20_Text"><text:span text:style-name="T29">){</text:span></text:span></text:p>
      <text:p text:style-name="P26"><text:span text:style-name="Source_20_Text"><text:span text:style-name="T31">    </text:span></text:span><text:span text:style-name="Source_20_Text"><text:span text:style-name="T28">continue</text:span></text:span><text:span text:style-name="Source_20_Text"><text:span text:style-name="T29">;</text:span></text:span></text:p>
      <text:p text:style-name="P26"><text:span text:style-name="Source_20_Text"><text:span text:style-name="T31">  </text:span></text:span><text:span text:style-name="Source_20_Text"><text:span text:style-name="T29">}</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2">bird</text:span></text:span><text:span text:style-name="Source_20_Text"><text:span text:style-name="T29">);</text:span></text:span></text:p>
      <text:p text:style-name="P26"><text:span text:style-name="Source_20_Text"><text:span text:style-name="T29">}</text:span></text:span></text:p>
      <text:p text:style-name="P27">Parcourra le tableau et imprimera toutes les valeurs sauf l'imposteur suspecté :</text:p>
      <text:p text:style-name="P26"><text:span text:style-name="Source_20_Text"><text:span text:style-name="T29">Shoebill</text:span></text:span></text:p>
      <text:p text:style-name="P26"><text:span text:style-name="Source_20_Text"><text:span text:style-name="T29">Cockatrice</text:span></text:span></text:p>
      <text:p text:style-name="P26"><text:span text:style-name="Source_20_Text"><text:span text:style-name="T29">Basan</text:span></text:span></text:p>
      <text:p text:style-name="P26"><text:span text:style-name="Source_20_Text"><text:span text:style-name="T29">Terrorbird</text:span></text:span></text:p>
      <text:p text:style-name="P26"><text:span text:style-name="Source_20_Text"><text:span text:style-name="T29">Parotia</text:span></text:span></text:p>
      <text:p text:style-name="P26"><text:span text:style-name="Source_20_Text"><text:span text:style-name="T29">Kakapo</text:span></text:span></text:p>
      <text:h text:style-name="P25" text:outline-level="2"><text:bookmark text:name="heading-use-case-for-loop-vs-forof-loop"/><text:soft-page-break/>Cas d'utilisation : boucle for vs boucle for…of</text:h>
      <text:p text:style-name="P24"><text:span text:style-name="T25">V</text:span><text:span text:style-name="T24">ous vous demandez peut- </text:span><text:span text:style-name="Source_20_Text"><text:span text:style-name="T26">for</text:span></text:span><text:span text:style-name="T24">être pourquoi utiliser une boucle si </text:span><text:span text:style-name="Source_20_Text"><text:span text:style-name="T26">for...of</text:span></text:span><text:span text:style-name="T25">e</text:span><text:span text:style-name="T24">lle est tellement plus simple ? Eh bien, la </text:span><text:span text:style-name="Source_20_Text"><text:span text:style-name="T26">for...of</text:span></text:span><text:span text:style-name="T24">boucle ne remplace pas complètement la </text:span><text:span text:style-name="Source_20_Text"><text:span text:style-name="T26">for</text:span></text:span><text:span text:style-name="T25">b</text:span><text:span text:style-name="T24">oucle elle-même. Regardons l'extrait de code suivant :</text:span></text:p>
      <text:p text:style-name="P26"><text:span text:style-name="Source_20_Text"><text:span text:style-name="T28">const nums</text:span></text:span><text:span text:style-name="Source_20_Text"><text:span text:style-name="T29"> = [</text:span></text:span><text:span text:style-name="Source_20_Text"><text:span text:style-name="T32">1</text:span></text:span><text:span text:style-name="Source_20_Text"><text:span text:style-name="T29">, </text:span></text:span><text:span text:style-name="Source_20_Text"><text:span text:style-name="T32">2</text:span></text:span><text:span text:style-name="Source_20_Text"><text:span text:style-name="T29">, </text:span></text:span><text:span text:style-name="Source_20_Text"><text:span text:style-name="T32">3</text:span></text:span><text:span text:style-name="Source_20_Text"><text:span text:style-name="T29">];</text:span></text:span></text:p>
      <text:p text:style-name="P26"><text:span text:style-name="Source_20_Text"><text:span text:style-name="T28">for </text:span></text:span><text:span text:style-name="Source_20_Text"><text:span text:style-name="T29">(</text:span></text:span><text:span text:style-name="Source_20_Text"><text:span text:style-name="T28">let i</text:span></text:span><text:span text:style-name="Source_20_Text"><text:span text:style-name="T29"> = </text:span></text:span><text:span text:style-name="Source_20_Text"><text:span text:style-name="T32">nums</text:span></text:span><text:span text:style-name="Source_20_Text"><text:span text:style-name="T29">.</text:span></text:span><text:span text:style-name="Source_20_Text"><text:span text:style-name="T33">length</text:span></text:span><text:span text:style-name="Source_20_Text"><text:span text:style-name="T29"> - </text:span></text:span><text:span text:style-name="Source_20_Text"><text:span text:style-name="T32">1</text:span></text:span><text:span text:style-name="Source_20_Text"><text:span text:style-name="T29">; </text:span></text:span><text:span text:style-name="Source_20_Text"><text:span text:style-name="T32">i</text:span></text:span><text:span text:style-name="Source_20_Text"><text:span text:style-name="T29"> &gt;= </text:span></text:span><text:span text:style-name="Source_20_Text"><text:span text:style-name="T32">0</text:span></text:span><text:span text:style-name="Source_20_Text"><text:span text:style-name="T29">; </text:span></text:span><text:span text:style-name="Source_20_Text"><text:span text:style-name="T32">i</text:span></text:span><text:span text:style-name="Source_20_Text"><text:span text:style-name="T29">--) {</text:span></text:span></text:p>
      <text:p text:style-name="P26"><text:span text:style-name="Source_20_Text"><text:span text:style-name="T31">  </text:span></text:span><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2">nums</text:span></text:span><text:span text:style-name="Source_20_Text"><text:span text:style-name="T29">[</text:span></text:span><text:span text:style-name="Source_20_Text"><text:span text:style-name="T32">i</text:span></text:span><text:span text:style-name="Source_20_Text"><text:span text:style-name="T29">]);</text:span></text:span></text:p>
      <text:p text:style-name="P26"><text:span text:style-name="Source_20_Text"><text:span text:style-name="T29">}</text:span></text:span></text:p>
      <text:p text:style-name="P26"><text:span text:style-name="Source_20_Text"><text:span text:style-name="T32">console</text:span></text:span><text:span text:style-name="Source_20_Text"><text:span text:style-name="T29">.</text:span></text:span><text:span text:style-name="Source_20_Text"><text:span text:style-name="T33">log</text:span></text:span><text:span text:style-name="Source_20_Text"><text:span text:style-name="T29">(</text:span></text:span><text:span text:style-name="Source_20_Text"><text:span text:style-name="T30">'Time is up!'</text:span></text:span><text:span text:style-name="Source_20_Text"><text:span text:style-name="T29">);</text:span></text:span></text:p>
      <text:p text:style-name="P27">Quelles impressions :</text:p>
      <text:p text:style-name="P26"><text:span text:style-name="Source_20_Text"><text:span text:style-name="T29">3</text:span></text:span></text:p>
      <text:p text:style-name="P26"><text:span text:style-name="Source_20_Text"><text:span text:style-name="T29">2</text:span></text:span></text:p>
      <text:p text:style-name="P26"><text:span text:style-name="Source_20_Text"><text:span text:style-name="T29">1</text:span></text:span></text:p>
      <text:p text:style-name="P26"><text:span text:style-name="Source_20_Text"><text:span text:style-name="T29">Time is up! </text:span></text:span></text:p>
      <text:p text:style-name="P24"><text:span text:style-name="T24">Dans l'exemple ci-dessus, nous avons parcouru un tableau en sens inverse ! Une boucle ne permettrait pas de </text:span><text:span text:style-name="Source_20_Text"><text:span text:style-name="T26">for...of</text:span></text:span><text:span text:style-name="T25">f</text:span><text:span text:style-name="T24">aire la même chose. Cependant, une </text:span><text:span text:style-name="Source_20_Text"><text:span text:style-name="T26">for</text:span></text:span><text:span text:style-name="T24">boucle classique permet d'accéder aux indices des éléments, de déterminer une condition d'arrêt et de définir un compteur. Gardez ces facteurs à l'esprit pour choisir la boucle la plus adaptée à votre situation.</text:span></text:p>
      <text:h text:style-name="P25" text:outline-level="2"><text:bookmark text:name="heading-exercise-spelling-wizard"/>Exercice : Assistant d'orthographe</text:h>
      <text:p text:style-name="P32"><text:span text:style-name="T24">Maintenant que nous vous avons montré comment configurer et utiliser une </text:span><text:span text:style-name="Source_20_Text"><text:span text:style-name="T26">for...of</text:span></text:span><text:span text:style-name="T25">b</text:span><text:span text:style-name="T24">oucle, pratiquons un défi de code en écrivant vous-même du code.</text:span></text:p>
      <text:p text:style-name="P33">Question de codage</text:p>
      <text:p text:style-name="P34"><draw:frame draw:style-name="fr1" draw:name="Frame19" text:anchor-type="char" svg:x="-264.557cm" svg:width="0.041cm" draw:z-index="18"><draw:text-box fo:min-height="0.041cm"><text:h text:style-name="P35" text:outline-level="2">Questions</text:h></draw:text-box></draw:frame>Tout d’abord, écrivons un programme pour nous aider à améliorer nos compétences en orthographe.</text:p>
      <text:p text:style-name="P36"><text:span text:style-name="T36">Étant donné le </text:span><text:span text:style-name="Source_20_Text"><text:span text:style-name="T26">spellingWord</text:span></text:span><text:span text:style-name="T36">, utilisez une </text:span><text:span text:style-name="Source_20_Text"><text:span text:style-name="T26">for...of</text:span></text:span><text:span text:style-name="T36">boucle pour enregistrer chaque lettre en utilisant </text:span><text:span text:style-name="Source_20_Text"><text:span text:style-name="T26">console.log()</text:span></text:span><text:bookmark text:name="heading-exercise-pokemon-catcher"/><text:span text:style-name="T36">.</text:span></text:p>
      <text:h text:style-name="P37" text:outline-level="2"><draw:frame draw:style-name="fr2" draw:name="Frame22" text:anchor-type="char" svg:width="10.451cm" draw:z-index="21"><draw:text-box fo:min-height="12.7cm"><text:p text:style-name="P5"/></draw:text-box></draw:frame><draw:frame draw:style-name="fr2" draw:name="Frame21" text:anchor-type="char" svg:width="10.451cm" draw:z-index="20"><draw:text-box fo:min-height="12.7cm"><text:p text:style-name="P5"/></draw:text-box></draw:frame><draw:frame draw:style-name="fr1" draw:name="Frame20" text:anchor-type="char" svg:x="-264.557cm" svg:width="0.041cm" draw:z-index="19"><draw:text-box fo:min-height="0.041cm"><text:h text:style-name="P38" text:outline-level="3">Code</text:h></draw:text-box></draw:frame></text:h>
      <text:list text:style-name="L6">
        <text:list-item>
          <text:p text:style-name="P39"><draw:frame draw:style-name="fr1" draw:name="Frame23" text:anchor-type="char" svg:x="-264.557cm" svg:width="0.041cm" draw:z-index="22"><draw:text-box fo:min-height="0.041cm"><text:h text:style-name="P35" text:outline-level="2">Questions</text:h></draw:text-box></draw:frame><text:span text:style-name="T36">Écrivez une </text:span><text:span text:style-name="Source_20_Text"><text:span text:style-name="T26">for...of</text:span></text:span><text:span text:style-name="T36">boucle qui parcourt notre </text:span><text:span text:style-name="Source_20_Text"><text:span text:style-name="T26">pokemonList</text:span></text:span><text:span text:style-name="T36">tableau</text:span></text:p>
        </text:list-item>
        <text:list-item>
          <text:p text:style-name="P39"><text:soft-page-break/><text:span text:style-name="T37">À l'intérieur du bloc de la</text:span><text:span text:style-name="T36"> </text:span><text:span text:style-name="Source_20_Text"><text:span text:style-name="T26">for...of</text:span></text:span><text:span text:style-name="T37">boucle, utilisez</text:span><text:span text:style-name="T36"> </text:span><text:span text:style-name="Source_20_Text"><text:span text:style-name="T26">console.log()</text:span></text:span><text:span text:style-name="T36">u</text:span><text:span text:style-name="T37">ne interpolation</text:span><text:span text:style-name="T36"> </text:span><text:span text:style-name="T37">de chaîne comme modélisée ci-dessus pour enregistrer chaque élément du</text:span><text:span text:style-name="T36"> </text:span><text:span text:style-name="Source_20_Text"><text:span text:style-name="T26">pokemon</text:span></text:span><text:span text:style-name="T36">t</text:span><text:span text:style-name="T37">ableau dans la chaîne. </text:span><text:span text:style-name="Source_20_Text"><text:span text:style-name="T26">'You caught a 'X'!'</text:span></text:span><text:span text:style-name="T36">P</text:span><text:span text:style-name="T37">ar exemple, la première itération de la boucle doit imprimer « Vous avez attrapé un Pikachu ! » sur la console.</text:span></text:p>
        </text:list-item>
        <text:list-item>
          <text:p text:style-name="P39"><text:span text:style-name="T37">L'un des éléments, </text:span><text:span text:style-name="Source_20_Text"><text:span text:style-name="T26">'Yoshi'</text:span></text:span><text:span text:style-name="T37">, n'est pas un Pokémon. Si vous rencontrez</text:span><text:span text:style-name="T36"> </text:span><text:span text:style-name="Source_20_Text"><text:span text:style-name="T26">'Yoshi'</text:span></text:span><text:span text:style-name="T36">, </text:span><text:span text:style-name="T37">utilisez </text:span><text:span text:style-name="Source_20_Text"><text:span text:style-name="T26">continue</text:span></text:span><text:span text:style-name="T36">p</text:span><text:span text:style-name="T37">our ignorer cet élément </text:span><text:span text:style-name="Emphasis"><text:span text:style-name="T37">avant</text:span></text:span><text:span text:style-name="T37"> qu'il ne soit enregistré dans la console.</text:span></text:p>
        </text:list-item>
      </text:list>
      <text:h text:style-name="P40" text:outline-level="2"><text:bookmark-start text:name="heading-review"/><draw:frame draw:style-name="fr2" draw:name="Frame26" text:anchor-type="char" svg:width="10.451cm" draw:z-index="25"><draw:text-box fo:min-height="12.7cm"><text:p text:style-name="P5"/></draw:text-box></draw:frame><draw:frame draw:style-name="fr2" draw:name="Frame25" text:anchor-type="char" svg:width="10.451cm" draw:z-index="24"><draw:text-box fo:min-height="12.7cm"><text:p text:style-name="P5"/></draw:text-box></draw:frame><draw:frame draw:style-name="fr1" draw:name="Frame24" text:anchor-type="char" svg:x="-264.557cm" svg:width="0.041cm" draw:z-index="23"><draw:text-box fo:min-height="0.041cm"><text:h text:style-name="P38" text:outline-level="3">Code</text:h></draw:text-box></draw:frame><text:bookmark-end text:name="heading-review"/>Revoir</text:h>
      <text:p text:style-name="P24"><text:span text:style-name="T25">Félicitations ! Vous l'avez découvert </text:span><text:span text:style-name="Source_20_Text"><text:span text:style-name="T26">for...of</text:span></text:span><text:span text:style-name="T25">et l'utilisez avec succès. Cet article vous explique comment :</text:span></text:p>
      <text:list text:style-name="L7">
        <text:list-item>
          <text:p text:style-name="P41"><text:span text:style-name="T25">Comprendre les avantages de </text:span><text:span text:style-name="Source_20_Text"><text:span text:style-name="T26">for...of</text:span></text:span><text:span text:style-name="T25">.</text:span></text:p>
        </text:list-item>
        <text:list-item>
          <text:p text:style-name="P41"><text:span text:style-name="T25">Créez une </text:span><text:span text:style-name="Source_20_Text"><text:span text:style-name="T26">for...of</text:span></text:span><text:span text:style-name="T25">boucle à partir de zéro.</text:span></text:p>
        </text:list-item>
        <text:list-item>
          <text:p text:style-name="P41"><text:span text:style-name="T25">Utilisez une </text:span><text:span text:style-name="Source_20_Text"><text:span text:style-name="T26">for...of</text:span></text:span><text:span text:style-name="T25">boucle pour parcourir les caractères des chaînes et les éléments des tableaux.</text:span></text:p>
        </text:list-item>
        <text:list-item>
          <text:p text:style-name="P41"><text:span text:style-name="T25">Utilisez </text:span><text:span text:style-name="Source_20_Text"><text:span text:style-name="T26">break</text:span></text:span><text:span text:style-name="T25">et </text:span><text:span text:style-name="Source_20_Text"><text:span text:style-name="T26">continue</text:span></text:span><text:span text:style-name="T25">pour contrôler le bouclage dans une </text:span><text:span text:style-name="Source_20_Text"><text:span text:style-name="T26">for...of</text:span></text:span><text:span text:style-name="T25">boucle.</text:span></text:p>
        </text:list-item>
      </text:list>
      <text:p text:style-name="P24"><text:span text:style-name="T25">Il existe d'autres </text:span><text:span text:style-name="Source_20_Text"><text:span text:style-name="T26">for</text:span></text:span><text:span text:style-name="T25">types de boucles en JavaScript, utilisés à des fins différentes, comme </text:span><text:a xlink:type="simple" xlink:href="https://developer.mozilla.org/en-US/docs/Web/JavaScript/Reference/Statements/for...in" office:target-frame-name="_blank" xlink:show="new" text:style-name="Internet_20_link" text:visited-style-name="Visited_20_Internet_20_Link"><text:span text:style-name="Source_20_Text"><text:span text:style-name="T38">for...in</text:span></text:span></text:a><text:span text:style-name="T25">. Veillez à choisir le type de boucle adapté à votre situation. La prochaine fois que vous devrez parcourir un tableau, une chaîne ou un objet de type tableau sans accéder à l'index, veillez à ce </text:span><text:span text:style-name="Source_20_Text"><text:span text:style-name="T26">for...of</text:span></text:span><text:span text:style-name="T25">que votre code soit concis et lisible.</text:span></text:p>
      <text:p text:style-name="P19"/>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ercu" svg:font-family="Apercu, apple-system, system-ui, 'Segoe UI', Roboto, Ubuntu, Cantarell, 'Fira Sans', 'Droid Sans', 'Helvetica Neue', sans-serif"/>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uisse" svg:font-family="Suisse, Apercu, apple-system, BlinkMacSystemFont, 'Segoe UI', Roboto, Ubuntu, Cantarell,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D"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9T14:08:34.624034000</meta:creation-date>
    <meta:generator>LibreOffice/25.2.3.2$MacOSX_X86_64 LibreOffice_project/bbb074479178df812d175f709636b368952c2ce3</meta:generator>
    <dc:date>2025-06-22T18:38:28.255702000</dc:date>
    <meta:editing-duration>PT3H4M18S</meta:editing-duration>
    <meta:editing-cycles>11</meta:editing-cycles>
    <meta:document-statistic meta:table-count="0" meta:image-count="0" meta:object-count="0" meta:page-count="13" meta:paragraph-count="271" meta:word-count="2930" meta:character-count="18426" meta:non-whitespace-character-count="15701"/>
  </office:meta>
</office:document-meta>
</file>